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28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7" table:default-cell-style-name="Default"/>
        <table:table-row table:style-name="ro1">
          <table:table-cell office:value-type="string">
            <text:p>attempt</text:p>
          </table:table-cell>
          <table:table-cell office:value-type="string">
            <text:p>timeLaps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3"/>
          <table:table-cell office:value-type="string">
            <text:p>H velo</text:p>
          </table:table-cell>
          <table:table-cell office:value-type="string">
            <text:p>H</text:p>
          </table:table-cell>
          <table:table-cell/>
          <table:table-cell office:value-type="string">
            <text:p>V vel</text:p>
          </table:table-cell>
          <table:table-cell table:number-columns-repeated="3"/>
          <table:table-cell office:value-type="string">
            <text:p>ttl Vel</text:p>
          </table:table-cell>
          <table:table-cell office:value-type="string">
            <text:p>ttl vel roc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D3]-[.D2]" office:value-type="float" office:value="2.12125">
            <text:p>2.12125</text:p>
          </table:table-cell>
          <table:table-cell table:number-columns-repeated="3"/>
          <table:table-cell table:formula="of:=[.P3]+[.S3]" office:value-type="float" office:value="4.55181286692864">
            <text:p>4.5518128669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formula="of:=[.B2]+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12125">
            <text:p>6.12125</text:p>
          </table:table-cell>
          <table:table-cell office:value-type="float" office:value="2.12125">
            <text:p>2.12125</text:p>
          </table:table-cell>
          <table:table-cell table:formula="of:=[.D4]-[.D3]" office:value-type="float" office:value="2.00042503893375">
            <text:p>2.0004250389</text:p>
          </table:table-cell>
          <table:table-cell table:formula="of:=[.E4]-[.E3]" office:value-type="float" office:value="1.15820263452828">
            <text:p>1.1582026345</text:p>
          </table:table-cell>
          <table:table-cell/>
          <table:table-cell table:formula="of:=[.E4]-[.E3]" office:value-type="float" office:value="1.15820263452828">
            <text:p>1.1582026345</text:p>
          </table:table-cell>
          <table:table-cell table:number-columns-repeated="2"/>
          <table:table-cell table:formula="of:=[.D4]-[.D3]" office:value-type="float" office:value="2.00042503893375">
            <text:p>2.0004250389</text:p>
          </table:table-cell>
          <table:table-cell table:formula="of:=[.L3]-[.L2]" office:value-type="float" office:value="-0.120824961066246">
            <text:p>-0.1208249611</text:p>
          </table:table-cell>
          <table:table-cell table:number-columns-repeated="2"/>
          <table:table-cell table:formula="of:=[.P4]+[.S4]" office:value-type="float" office:value="3.33768662479672">
            <text:p>3.3376866248</text:p>
          </table:table-cell>
          <table:table-cell/>
          <table:table-cell table:formula="of:=[.P3]/[.S3]" office:value-type="float" office:value="2.74904413476475">
            <text:p>2.7490441348</text:p>
          </table:table-cell>
          <table:table-cell table:formula="of:=[.S4]*[.T4]" office:value-type="float" office:value="1.21412624213192">
            <text:p>1.214126242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formula="of:=[.B3]+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.12167503893375">
            <text:p>8.1216750389</text:p>
          </table:table-cell>
          <table:table-cell office:value-type="float" office:value="3.27945263452828">
            <text:p>3.2794526345</text:p>
          </table:table-cell>
          <table:table-cell table:formula="of:=[.D5]-[.D4]" office:value-type="float" office:value="1.88201657478428">
            <text:p>1.8820165748</text:p>
          </table:table-cell>
          <table:table-cell table:formula="of:=[.E5]-[.E4]" office:value-type="float" office:value="1.05396442779581">
            <text:p>1.0539644278</text:p>
          </table:table-cell>
          <table:table-cell/>
          <table:table-cell table:formula="of:=[.E5]-[.E4]" office:value-type="float" office:value="1.05396442779581">
            <text:p>1.0539644278</text:p>
          </table:table-cell>
          <table:table-cell table:formula="of:=[.I4]-[.I3]" office:value-type="float" office:value="-0.104238206732472">
            <text:p>-0.1042382067</text:p>
          </table:table-cell>
          <table:table-cell/>
          <table:table-cell table:formula="of:=[.D5]-[.D4]" office:value-type="float" office:value="1.88201657478428">
            <text:p>1.8820165748</text:p>
          </table:table-cell>
          <table:table-cell table:formula="of:=[.L4]-[.L3]" office:value-type="float" office:value="-0.118408464149475">
            <text:p>-0.1184084641</text:p>
          </table:table-cell>
          <table:table-cell table:formula="of:=[.M3]/[.M4]" office:value-type="float" office:value="1.02040814340536">
            <text:p>1.0204081434</text:p>
          </table:table-cell>
          <table:table-cell/>
          <table:table-cell table:formula="of:=SQRT(([.F3]*[.F4])+([.G3]*[.G4]))" office:value-type="float" office:value="2.23283171261495">
            <text:p>2.2328317126</text:p>
          </table:table-cell>
          <table:table-cell table:number-columns-repeated="2"/>
          <table:table-cell table:formula="of:=SQRT(([.G3]*[.G4])+([.H3]*[.H4]))" office:value-type="float" office:value="1.10485491218177">
            <text:p>1.1048549122</text:p>
          </table:table-cell>
          <table:table-cell table:formula="of:=[.S4]/[.S5]" office:value-type="float" office:value="1.09890106723096">
            <text:p>1.0989010672</text:p>
          </table:table-cell>
          <table:table-cell table:formula="of:=[.S4]/[.S3]" office:value-type="float" office:value="0.910000026226044">
            <text:p>0.910000026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B4]+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.003691613718">
            <text:p>10.0036916137</text:p>
          </table:table-cell>
          <table:table-cell office:value-type="float" office:value="4.33341706232409">
            <text:p>4.3334170623</text:p>
          </table:table-cell>
          <table:table-cell table:formula="of:=[.D6]-[.D5]" office:value-type="float" office:value="1.76597627765933">
            <text:p>1.7659762777</text:p>
          </table:table-cell>
          <table:table-cell table:formula="of:=[.E6]-[.E5]" office:value-type="float" office:value="0.959107656935501">
            <text:p>0.9591076569</text:p>
          </table:table-cell>
          <table:table-cell/>
          <table:table-cell table:formula="of:=[.E6]-[.E5]" office:value-type="float" office:value="0.959107656935501">
            <text:p>0.9591076569</text:p>
          </table:table-cell>
          <table:table-cell table:formula="of:=[.I5]-[.I4]" office:value-type="float" office:value="-0.0948567708603063">
            <text:p>-0.0948567709</text:p>
          </table:table-cell>
          <table:table-cell table:formula="of:=[.J4]/[.J5]" office:value-type="float" office:value="1.09890106723094">
            <text:p>1.0989010672</text:p>
          </table:table-cell>
          <table:table-cell table:formula="of:=[.D6]-[.D5]" office:value-type="float" office:value="1.76597627765933">
            <text:p>1.7659762777</text:p>
          </table:table-cell>
          <table:table-cell table:formula="of:=[.L5]-[.L4]" office:value-type="float" office:value="-0.116040297124947">
            <text:p>-0.1160402971</text:p>
          </table:table-cell>
          <table:table-cell table:formula="of:=[.M4]/[.M5]" office:value-type="float" office:value="1.02040814340537">
            <text:p>1.0204081434</text:p>
          </table:table-cell>
          <table:table-cell/>
          <table:table-cell table:formula="of:=SQRT(([.F4]*[.F5])+([.G4]*[.G5]))" office:value-type="float" office:value="2.08193707351286">
            <text:p>2.0819370735</text:p>
          </table:table-cell>
          <table:table-cell table:number-columns-repeated="2"/>
          <table:table-cell table:formula="of:=SQRT(([.G4]*[.G5])+([.H4]*[.H5]))" office:value-type="float" office:value="1.00541799906139">
            <text:p>1.0054179991</text:p>
          </table:table-cell>
          <table:table-cell table:formula="of:=[.S5]/[.S6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5]+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.7696678913774">
            <text:p>11.7696678914</text:p>
          </table:table-cell>
          <table:table-cell office:value-type="float" office:value="5.29252471925959">
            <text:p>5.2925247193</text:p>
          </table:table-cell>
          <table:table-cell table:formula="of:=[.D7]-[.D6]" office:value-type="float" office:value="1.65225678426359">
            <text:p>1.6522567843</text:p>
          </table:table-cell>
          <table:table-cell table:formula="of:=[.E7]-[.E6]" office:value-type="float" office:value="0.872787992964906">
            <text:p>0.872787993</text:p>
          </table:table-cell>
          <table:table-cell/>
          <table:table-cell table:formula="of:=[.E7]-[.E6]" office:value-type="float" office:value="0.872787992964906">
            <text:p>0.872787993</text:p>
          </table:table-cell>
          <table:table-cell table:formula="of:=[.I6]-[.I5]" office:value-type="float" office:value="-0.0863196639705954">
            <text:p>-0.086319664</text:p>
          </table:table-cell>
          <table:table-cell table:formula="of:=[.J5]/[.J6]" office:value-type="float" office:value="1.09890106723097">
            <text:p>1.0989010672</text:p>
          </table:table-cell>
          <table:table-cell table:formula="of:=[.D7]-[.D6]" office:value-type="float" office:value="1.65225678426359">
            <text:p>1.6522567843</text:p>
          </table:table-cell>
          <table:table-cell table:formula="of:=[.L6]-[.L5]" office:value-type="float" office:value="-0.113719493395742">
            <text:p>-0.1137194934</text:p>
          </table:table-cell>
          <table:table-cell table:formula="of:=[.M5]/[.M6]" office:value-type="float" office:value="1.02040814340536">
            <text:p>1.0204081434</text:p>
          </table:table-cell>
          <table:table-cell/>
          <table:table-cell table:formula="of:=SQRT(([.F5]*[.F6])+([.G5]*[.G6]))" office:value-type="float" office:value="1.93776777054042">
            <text:p>1.9377677705</text:p>
          </table:table-cell>
          <table:table-cell table:number-columns-repeated="2"/>
          <table:table-cell table:formula="of:=SQRT(([.G5]*[.G6])+([.H5]*[.H6]))" office:value-type="float" office:value="0.914930405513998">
            <text:p>0.9149304055</text:p>
          </table:table-cell>
          <table:table-cell table:formula="of:=[.S6]/[.S7]" office:value-type="float" office:value="1.09890106723096">
            <text:p>1.0989010672</text:p>
          </table:table-cell>
          <table:table-cell table:formula="of:=[.S6]/[.S5]" office:value-type="float" office:value="0.910000026226043">
            <text:p>0.9100000262</text:p>
          </table:table-cell>
          <table:table-cell office:value-type="float" office:value="0.972315248672506">
            <text:p>0.9723152487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B6]+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.421924675641">
            <text:p>13.4219246756</text:p>
          </table:table-cell>
          <table:table-cell office:value-type="float" office:value="6.16531271222449">
            <text:p>6.1653127122</text:p>
          </table:table-cell>
          <table:table-cell table:formula="of:=[.D8]-[.D7]" office:value-type="float" office:value="1.54081167856674">
            <text:p>1.5408116786</text:p>
          </table:table-cell>
          <table:table-cell table:formula="of:=[.E8]-[.E7]" office:value-type="float" office:value="0.794237096487841">
            <text:p>0.7942370965</text:p>
          </table:table-cell>
          <table:table-cell/>
          <table:table-cell table:formula="of:=[.E8]-[.E7]" office:value-type="float" office:value="0.794237096487841">
            <text:p>0.7942370965</text:p>
          </table:table-cell>
          <table:table-cell table:formula="of:=[.I7]-[.I6]" office:value-type="float" office:value="-0.0785508964770649">
            <text:p>-0.0785508965</text:p>
          </table:table-cell>
          <table:table-cell table:formula="of:=[.J6]/[.J7]" office:value-type="float" office:value="1.09890106723096">
            <text:p>1.0989010672</text:p>
          </table:table-cell>
          <table:table-cell table:formula="of:=[.D8]-[.D7]" office:value-type="float" office:value="1.54081167856674">
            <text:p>1.5408116786</text:p>
          </table:table-cell>
          <table:table-cell table:formula="of:=[.L7]-[.L6]" office:value-type="float" office:value="-0.111445105696854">
            <text:p>-0.1114451057</text:p>
          </table:table-cell>
          <table:table-cell table:formula="of:=[.M6]/[.M7]" office:value-type="float" office:value="1.02040814340537">
            <text:p>1.0204081434</text:p>
          </table:table-cell>
          <table:table-cell/>
          <table:table-cell table:formula="of:=SQRT(([.F6]*[.F7])+([.G6]*[.G7]))" office:value-type="float" office:value="1.79972696556071">
            <text:p>1.7997269656</text:p>
          </table:table-cell>
          <table:table-cell table:number-columns-repeated="2"/>
          <table:table-cell table:formula="of:=SQRT(([.G6]*[.G7])+([.H6]*[.H7]))" office:value-type="float" office:value="0.832586693012744">
            <text:p>0.832586693</text:p>
          </table:table-cell>
          <table:table-cell table:formula="of:=[.S7]/[.S8]" office:value-type="float" office:value="1.09890106723096">
            <text:p>1.0989010672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B7]+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.9627363542077">
            <text:p>14.9627363542</text:p>
          </table:table-cell>
          <table:table-cell office:value-type="float" office:value="6.95954980871233">
            <text:p>6.9595498087</text:p>
          </table:table-cell>
          <table:table-cell table:formula="of:=[.D9]-[.D8]" office:value-type="float" office:value="1.43159547285817">
            <text:p>1.4315954729</text:p>
          </table:table-cell>
          <table:table-cell table:formula="of:=[.E9]-[.E8]" office:value-type="float" office:value="0.722755778633631">
            <text:p>0.7227557786</text:p>
          </table:table-cell>
          <table:table-cell/>
          <table:table-cell table:formula="of:=[.E9]-[.E8]" office:value-type="float" office:value="0.722755778633631">
            <text:p>0.7227557786</text:p>
          </table:table-cell>
          <table:table-cell table:formula="of:=[.I8]-[.I7]" office:value-type="float" office:value="-0.07148131785421">
            <text:p>-0.0714813179</text:p>
          </table:table-cell>
          <table:table-cell table:formula="of:=[.J7]/[.J8]" office:value-type="float" office:value="1.09890106723093">
            <text:p>1.0989010672</text:p>
          </table:table-cell>
          <table:table-cell table:formula="of:=[.D9]-[.D8]" office:value-type="float" office:value="1.43159547285817">
            <text:p>1.4315954729</text:p>
          </table:table-cell>
          <table:table-cell table:formula="of:=[.L8]-[.L7]" office:value-type="float" office:value="-0.109216205708563">
            <text:p>-0.1092162057</text:p>
          </table:table-cell>
          <table:table-cell table:formula="of:=[.M7]/[.M8]" office:value-type="float" office:value="1.02040814340537">
            <text:p>1.0204081434</text:p>
          </table:table-cell>
          <table:table-cell/>
          <table:table-cell table:formula="of:=SQRT(([.F7]*[.F8])+([.G7]*[.G8]))" office:value-type="float" office:value="1.66729075888248">
            <text:p>1.6672907589</text:p>
          </table:table-cell>
          <table:table-cell table:number-columns-repeated="2"/>
          <table:table-cell table:formula="of:=SQRT(([.G7]*[.G8])+([.H7]*[.H8]))" office:value-type="float" office:value="0.757653912477051">
            <text:p>0.7576539125</text:p>
          </table:table-cell>
          <table:table-cell table:formula="of:=[.S8]/[.S9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8]+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.3943318270659">
            <text:p>16.3943318271</text:p>
          </table:table-cell>
          <table:table-cell office:value-type="float" office:value="7.68230558734596">
            <text:p>7.6823055873</text:p>
          </table:table-cell>
          <table:table-cell table:formula="of:=[.D10]-[.D9]" office:value-type="float" office:value="1.32456358918065">
            <text:p>1.3245635892</text:p>
          </table:table-cell>
          <table:table-cell table:formula="of:=[.E10]-[.E9]" office:value-type="float" office:value="0.65770777751163">
            <text:p>0.6577077775</text:p>
          </table:table-cell>
          <table:table-cell/>
          <table:table-cell table:formula="of:=[.E10]-[.E9]" office:value-type="float" office:value="0.65770777751163">
            <text:p>0.6577077775</text:p>
          </table:table-cell>
          <table:table-cell table:formula="of:=[.I9]-[.I8]" office:value-type="float" office:value="-0.0650480011220012">
            <text:p>-0.0650480011</text:p>
          </table:table-cell>
          <table:table-cell table:formula="of:=[.J8]/[.J9]" office:value-type="float" office:value="1.09890106723099">
            <text:p>1.0989010672</text:p>
          </table:table-cell>
          <table:table-cell table:formula="of:=[.D10]-[.D9]" office:value-type="float" office:value="1.32456358918065">
            <text:p>1.3245635892</text:p>
          </table:table-cell>
          <table:table-cell table:formula="of:=[.L9]-[.L8]" office:value-type="float" office:value="-0.107031883677525">
            <text:p>-0.1070318837</text:p>
          </table:table-cell>
          <table:table-cell table:formula="of:=[.M8]/[.M9]" office:value-type="float" office:value="1.02040814340537">
            <text:p>1.0204081434</text:p>
          </table:table-cell>
          <table:table-cell/>
          <table:table-cell table:formula="of:=SQRT(([.F8]*[.F9])+([.G8]*[.G9]))" office:value-type="float" office:value="1.54000043332221">
            <text:p>1.5400004333</text:p>
          </table:table-cell>
          <table:table-cell table:number-columns-repeated="2"/>
          <table:table-cell table:formula="of:=SQRT(([.G8]*[.G9])+([.H8]*[.H9]))" office:value-type="float" office:value="0.689465080224381">
            <text:p>0.6894650802</text:p>
          </table:table-cell>
          <table:table-cell table:formula="of:=[.S9]/[.S10]" office:value-type="float" office:value="1.09890106723096">
            <text:p>1.0989010672</text:p>
          </table:table-cell>
          <table:table-cell/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B9]+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.7188954162465">
            <text:p>17.7188954162</text:p>
          </table:table-cell>
          <table:table-cell office:value-type="float" office:value="8.34001336485759">
            <text:p>8.3400133649</text:p>
          </table:table-cell>
          <table:table-cell table:formula="of:=[.D11]-[.D10]" office:value-type="float" office:value="1.2196723411352">
            <text:p>1.2196723411</text:p>
          </table:table-cell>
          <table:table-cell table:formula="of:=[.E11]-[.E10]" office:value-type="float" office:value="0.598514094784655">
            <text:p>0.5985140948</text:p>
          </table:table-cell>
          <table:table-cell/>
          <table:table-cell table:formula="of:=[.E11]-[.E10]" office:value-type="float" office:value="0.598514094784655">
            <text:p>0.5985140948</text:p>
          </table:table-cell>
          <table:table-cell table:formula="of:=[.I10]-[.I9]" office:value-type="float" office:value="-0.059193682726975">
            <text:p>-0.0591936827</text:p>
          </table:table-cell>
          <table:table-cell table:formula="of:=[.J9]/[.J10]" office:value-type="float" office:value="1.09890106723092">
            <text:p>1.0989010672</text:p>
          </table:table-cell>
          <table:table-cell table:formula="of:=[.D11]-[.D10]" office:value-type="float" office:value="1.2196723411352">
            <text:p>1.2196723411</text:p>
          </table:table-cell>
          <table:table-cell table:formula="of:=[.L10]-[.L9]" office:value-type="float" office:value="-0.104891248045448">
            <text:p>-0.104891248</text:p>
          </table:table-cell>
          <table:table-cell table:formula="of:=[.M9]/[.M10]" office:value-type="float" office:value="1.02040814340535">
            <text:p>1.0204081434</text:p>
          </table:table-cell>
          <table:table-cell/>
          <table:table-cell table:formula="of:=SQRT(([.F9]*[.F10])+([.G9]*[.G10]))" office:value-type="float" office:value="1.41745580138804">
            <text:p>1.4174558014</text:p>
          </table:table-cell>
          <table:table-cell table:number-columns-repeated="2"/>
          <table:table-cell table:formula="of:=SQRT(([.G9]*[.G10])+([.H9]*[.H10]))" office:value-type="float" office:value="0.627413241086128">
            <text:p>0.6274132411</text:p>
          </table:table-cell>
          <table:table-cell table:formula="of:=[.S10]/[.S11]" office:value-type="float" office:value="1.09890106723096">
            <text:p>1.0989010672</text:p>
          </table:table-cell>
          <table:table-cell/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B10]+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.9385677573817">
            <text:p>18.9385677574</text:p>
          </table:table-cell>
          <table:table-cell office:value-type="float" office:value="8.93852745964225">
            <text:p>8.9385274596</text:p>
          </table:table-cell>
          <table:table-cell table:formula="of:=[.D12]-[.D11]" office:value-type="float" office:value="1.11687891605002">
            <text:p>1.1168789161</text:p>
          </table:table-cell>
          <table:table-cell table:formula="of:=[.E12]-[.E11]" office:value-type="float" office:value="0.544647841950694">
            <text:p>0.544647842</text:p>
          </table:table-cell>
          <table:table-cell/>
          <table:table-cell table:formula="of:=[.E12]-[.E11]" office:value-type="float" office:value="0.544647841950694">
            <text:p>0.544647842</text:p>
          </table:table-cell>
          <table:table-cell table:formula="of:=[.I11]-[.I10]" office:value-type="float" office:value="-0.0538662528339611">
            <text:p>-0.0538662528</text:p>
          </table:table-cell>
          <table:table-cell table:formula="of:=[.J10]/[.J11]" office:value-type="float" office:value="1.09890106723101">
            <text:p>1.0989010672</text:p>
          </table:table-cell>
          <table:table-cell table:formula="of:=[.D12]-[.D11]" office:value-type="float" office:value="1.11687891605002">
            <text:p>1.1168789161</text:p>
          </table:table-cell>
          <table:table-cell table:formula="of:=[.L11]-[.L10]" office:value-type="float" office:value="-0.102793425085178">
            <text:p>-0.1027934251</text:p>
          </table:table-cell>
          <table:table-cell table:formula="of:=[.M10]/[.M11]" office:value-type="float" office:value="1.02040814340539">
            <text:p>1.0204081434</text:p>
          </table:table-cell>
          <table:table-cell/>
          <table:table-cell table:formula="of:=SQRT(([.F10]*[.F11])+([.G10]*[.G11]))" office:value-type="float" office:value="1.29930971381146">
            <text:p>1.2993097138</text:p>
          </table:table-cell>
          <table:table-cell table:number-columns-repeated="2"/>
          <table:table-cell table:formula="of:=SQRT(([.G10]*[.G11])+([.H10]*[.H11]))" office:value-type="float" office:value="0.570946065842944">
            <text:p>0.5709460658</text:p>
          </table:table-cell>
          <table:table-cell table:formula="of:=[.S11]/[.S12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11]+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.0554466734317">
            <text:p>20.0554466734</text:p>
          </table:table-cell>
          <table:table-cell office:value-type="float" office:value="9.48317530159294">
            <text:p>9.4831753016</text:p>
          </table:table-cell>
          <table:table-cell table:formula="of:=[.D13]-[.D12]" office:value-type="float" office:value="1.01614135750592">
            <text:p>1.0161413575</text:p>
          </table:table-cell>
          <table:table-cell table:formula="of:=[.E13]-[.E12]" office:value-type="float" office:value="0.495629550459089">
            <text:p>0.4956295505</text:p>
          </table:table-cell>
          <table:table-cell/>
          <table:table-cell table:formula="of:=[.E13]-[.E12]" office:value-type="float" office:value="0.495629550459089">
            <text:p>0.4956295505</text:p>
          </table:table-cell>
          <table:table-cell table:formula="of:=[.I12]-[.I11]" office:value-type="float" office:value="-0.0490182914916044">
            <text:p>-0.0490182915</text:p>
          </table:table-cell>
          <table:table-cell table:formula="of:=[.J11]/[.J12]" office:value-type="float" office:value="1.09890106723093">
            <text:p>1.0989010672</text:p>
          </table:table-cell>
          <table:table-cell table:formula="of:=[.D13]-[.D12]" office:value-type="float" office:value="1.01614135750592">
            <text:p>1.0161413575</text:p>
          </table:table-cell>
          <table:table-cell table:formula="of:=[.L12]-[.L11]" office:value-type="float" office:value="-0.100737558544104">
            <text:p>-0.1007375585</text:p>
          </table:table-cell>
          <table:table-cell table:formula="of:=[.M11]/[.M12]" office:value-type="float" office:value="1.02040814340536">
            <text:p>1.0204081434</text:p>
          </table:table-cell>
          <table:table-cell/>
          <table:table-cell table:formula="of:=SQRT(([.F11]*[.F12])+([.G11]*[.G12]))" office:value-type="float" office:value="1.18526386217979">
            <text:p>1.1852638622</text:p>
          </table:table-cell>
          <table:table-cell table:number-columns-repeated="2"/>
          <table:table-cell table:formula="of:=SQRT(([.G11]*[.G12])+([.H11]*[.H12]))" office:value-type="float" office:value="0.519560934890736">
            <text:p>0.5195609349</text:p>
          </table:table-cell>
          <table:table-cell table:formula="of:=[.S12]/[.S13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12]+1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.0715880309377">
            <text:p>21.0715880309</text:p>
          </table:table-cell>
          <table:table-cell office:value-type="float" office:value="9.97880485205203">
            <text:p>9.9788048521</text:p>
          </table:table-cell>
          <table:table-cell table:formula="of:=[.D14]-[.D13]" office:value-type="float" office:value="0.91741854821128">
            <text:p>0.9174185482</text:p>
          </table:table-cell>
          <table:table-cell table:formula="of:=[.E14]-[.E13]" office:value-type="float" office:value="0.451022903916174">
            <text:p>0.4510229039</text:p>
          </table:table-cell>
          <table:table-cell/>
          <table:table-cell table:formula="of:=[.E14]-[.E13]" office:value-type="float" office:value="0.451022903916174">
            <text:p>0.4510229039</text:p>
          </table:table-cell>
          <table:table-cell table:formula="of:=[.I13]-[.I12]" office:value-type="float" office:value="-0.0446066465429151">
            <text:p>-0.0446066465</text:p>
          </table:table-cell>
          <table:table-cell table:formula="of:=[.J12]/[.J13]" office:value-type="float" office:value="1.09890106723098">
            <text:p>1.0989010672</text:p>
          </table:table-cell>
          <table:table-cell table:formula="of:=[.D14]-[.D13]" office:value-type="float" office:value="0.91741854821128">
            <text:p>0.9174185482</text:p>
          </table:table-cell>
          <table:table-cell table:formula="of:=[.L13]-[.L12]" office:value-type="float" office:value="-0.0987228092946388">
            <text:p>-0.0987228093</text:p>
          </table:table-cell>
          <table:table-cell table:formula="of:=[.M12]/[.M13]" office:value-type="float" office:value="1.02040814340536">
            <text:p>1.0204081434</text:p>
          </table:table-cell>
          <table:table-cell/>
          <table:table-cell table:formula="of:=SQRT(([.F12]*[.F13])+([.G12]*[.G13]))" office:value-type="float" office:value="1.07506614126539">
            <text:p>1.0750661413</text:p>
          </table:table-cell>
          <table:table-cell table:number-columns-repeated="2"/>
          <table:table-cell table:formula="of:=SQRT(([.G12]*[.G13])+([.H12]*[.H13]))" office:value-type="float" office:value="0.472800464376597">
            <text:p>0.4728004644</text:p>
          </table:table-cell>
          <table:table-cell table:formula="of:=[.S13]/[.S14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13]+1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.9890065791489">
            <text:p>21.9890065791</text:p>
          </table:table-cell>
          <table:table-cell office:value-type="float" office:value="10.4298277559682">
            <text:p>10.429827756</text:p>
          </table:table-cell>
          <table:table-cell table:formula="of:=[.D15]-[.D14]" office:value-type="float" office:value="0.820670193219545">
            <text:p>0.8206701932</text:p>
          </table:table-cell>
          <table:table-cell table:formula="of:=[.E15]-[.E14]" office:value-type="float" office:value="0.410430854392263">
            <text:p>0.4104308544</text:p>
          </table:table-cell>
          <table:table-cell/>
          <table:table-cell table:formula="of:=[.E15]-[.E14]" office:value-type="float" office:value="0.410430854392263">
            <text:p>0.4104308544</text:p>
          </table:table-cell>
          <table:table-cell table:formula="of:=[.I14]-[.I13]" office:value-type="float" office:value="-0.0405920495239105">
            <text:p>-0.0405920495</text:p>
          </table:table-cell>
          <table:table-cell table:formula="of:=[.J13]/[.J14]" office:value-type="float" office:value="1.09890106723091">
            <text:p>1.0989010672</text:p>
          </table:table-cell>
          <table:table-cell table:formula="of:=[.D15]-[.D14]" office:value-type="float" office:value="0.820670193219545">
            <text:p>0.8206701932</text:p>
          </table:table-cell>
          <table:table-cell table:formula="of:=[.L14]-[.L13]" office:value-type="float" office:value="-0.0967483549917354">
            <text:p>-0.096748355</text:p>
          </table:table-cell>
          <table:table-cell table:formula="of:=[.M13]/[.M14]" office:value-type="float" office:value="1.02040814340535">
            <text:p>1.0204081434</text:p>
          </table:table-cell>
          <table:table-cell/>
          <table:table-cell table:formula="of:=SQRT(([.F13]*[.F14])+([.G13]*[.G14]))" office:value-type="float" office:value="0.968510078950416">
            <text:p>0.968510079</text:p>
          </table:table-cell>
          <table:table-cell table:number-columns-repeated="2"/>
          <table:table-cell table:formula="of:=SQRT(([.G13]*[.G14])+([.H13]*[.H14]))" office:value-type="float" office:value="0.430248434982389">
            <text:p>0.430248435</text:p>
          </table:table-cell>
          <table:table-cell table:formula="of:=[.S14]/[.S15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14]+1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2.8096767723685">
            <text:p>22.8096767724</text:p>
          </table:table-cell>
          <table:table-cell office:value-type="float" office:value="10.8402586103605">
            <text:p>10.8402586104</text:p>
          </table:table-cell>
          <table:table-cell table:formula="of:=[.D16]-[.D15]" office:value-type="float" office:value="0.725856803482316">
            <text:p>0.7258568035</text:p>
          </table:table-cell>
          <table:table-cell table:formula="of:=[.E16]-[.E15]" office:value-type="float" office:value="0.373492088260937">
            <text:p>0.3734920883</text:p>
          </table:table-cell>
          <table:table-cell/>
          <table:table-cell table:formula="of:=[.E16]-[.E15]" office:value-type="float" office:value="0.373492088260937">
            <text:p>0.3734920883</text:p>
          </table:table-cell>
          <table:table-cell table:formula="of:=[.I15]-[.I14]" office:value-type="float" office:value="-0.0369387661313265">
            <text:p>-0.0369387661</text:p>
          </table:table-cell>
          <table:table-cell table:formula="of:=[.J14]/[.J15]" office:value-type="float" office:value="1.09890106723099">
            <text:p>1.0989010672</text:p>
          </table:table-cell>
          <table:table-cell table:formula="of:=[.D16]-[.D15]" office:value-type="float" office:value="0.725856803482316">
            <text:p>0.7258568035</text:p>
          </table:table-cell>
          <table:table-cell table:formula="of:=[.L15]-[.L14]" office:value-type="float" office:value="-0.0948133897372294">
            <text:p>-0.0948133897</text:p>
          </table:table-cell>
          <table:table-cell table:formula="of:=[.M14]/[.M15]" office:value-type="float" office:value="1.02040814340536">
            <text:p>1.0204081434</text:p>
          </table:table-cell>
          <table:table-cell/>
          <table:table-cell table:formula="of:=SQRT(([.F14]*[.F15])+([.G14]*[.G15]))" office:value-type="float" office:value="0.865437299899444">
            <text:p>0.8654372999</text:p>
          </table:table-cell>
          <table:table-cell table:number-columns-repeated="2"/>
          <table:table-cell table:formula="of:=SQRT(([.G14]*[.G15])+([.H14]*[.H15]))" office:value-type="float" office:value="0.391526087117687">
            <text:p>0.3915260871</text:p>
          </table:table-cell>
          <table:table-cell table:formula="of:=[.S15]/[.S16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15]+1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.5355335758508">
            <text:p>23.5355335759</text:p>
          </table:table-cell>
          <table:table-cell office:value-type="float" office:value="11.2137506986214">
            <text:p>11.2137506986</text:p>
          </table:table-cell>
          <table:table-cell table:formula="of:=[.D17]-[.D16]" office:value-type="float" office:value="0.632939679731411">
            <text:p>0.6329396797</text:p>
          </table:table-cell>
          <table:table-cell table:formula="of:=[.E17]-[.E16]" office:value-type="float" office:value="0.339877810112673">
            <text:p>0.3398778101</text:p>
          </table:table-cell>
          <table:table-cell/>
          <table:table-cell table:formula="of:=[.E17]-[.E16]" office:value-type="float" office:value="0.339877810112673">
            <text:p>0.3398778101</text:p>
          </table:table-cell>
          <table:table-cell table:formula="of:=[.I16]-[.I15]" office:value-type="float" office:value="-0.0336142781482636">
            <text:p>-0.0336142781</text:p>
          </table:table-cell>
          <table:table-cell table:formula="of:=[.J15]/[.J16]" office:value-type="float" office:value="1.098901067231">
            <text:p>1.0989010672</text:p>
          </table:table-cell>
          <table:table-cell table:formula="of:=[.D17]-[.D16]" office:value-type="float" office:value="0.632939679731411">
            <text:p>0.6329396797</text:p>
          </table:table-cell>
          <table:table-cell table:formula="of:=[.L16]-[.L15]" office:value-type="float" office:value="-0.0929171237509046">
            <text:p>-0.0929171238</text:p>
          </table:table-cell>
          <table:table-cell table:formula="of:=[.M15]/[.M16]" office:value-type="float" office:value="1.02040814340539">
            <text:p>1.0204081434</text:p>
          </table:table-cell>
          <table:table-cell/>
          <table:table-cell table:formula="of:=SQRT(([.F15]*[.F16])+([.G15]*[.G16]))" office:value-type="float" office:value="0.765744896019229">
            <text:p>0.765744896</text:p>
          </table:table-cell>
          <table:table-cell table:formula="of:=[.P15]/['file:///C:/Users/Sintrinsic/workspace/Kitastic/dragProof.csv'#$Sheet1.K9]=['file:///C:/Users/Sintrinsic/workspace/Kitastic/dragProof.csv'#$Sheet1.K9]=['file:///C:/Users/Sintrinsic/workspace/Kitastic/dragProof.csv'#$Sheet1.K10]=-==--=([.U$6]*[.V6])" office:value-type="float" office:value="0">
            <text:p>Err:510</text:p>
          </table:table-cell>
          <table:table-cell/>
          <table:table-cell table:formula="of:=SQRT(([.G15]*[.G16])+([.H15]*[.H16]))" office:value-type="float" office:value="0.356288749545276">
            <text:p>0.3562887495</text:p>
          </table:table-cell>
          <table:table-cell table:formula="of:=[.S16]/[.S17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16]+1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.1684732555822">
            <text:p>24.1684732556</text:p>
          </table:table-cell>
          <table:table-cell office:value-type="float" office:value="11.5536285087341">
            <text:p>11.5536285087</text:p>
          </table:table-cell>
          <table:table-cell table:formula="of:=[.D18]-[.D17]" office:value-type="float" office:value="0.541880896683271">
            <text:p>0.5418808967</text:p>
          </table:table-cell>
          <table:table-cell table:formula="of:=[.E18]-[.E17]" office:value-type="float" office:value="0.309288816116183">
            <text:p>0.3092888161</text:p>
          </table:table-cell>
          <table:table-cell/>
          <table:table-cell table:formula="of:=[.E18]-[.E17]" office:value-type="float" office:value="0.309288816116183">
            <text:p>0.3092888161</text:p>
          </table:table-cell>
          <table:table-cell table:formula="of:=[.I17]-[.I16]" office:value-type="float" office:value="-0.0305889939964903">
            <text:p>-0.030588994</text:p>
          </table:table-cell>
          <table:table-cell table:formula="of:=[.J16]/[.J17]" office:value-type="float" office:value="1.09890106723093">
            <text:p>1.0989010672</text:p>
          </table:table-cell>
          <table:table-cell table:formula="of:=[.D18]-[.D17]" office:value-type="float" office:value="0.541880896683271">
            <text:p>0.5418808967</text:p>
          </table:table-cell>
          <table:table-cell table:formula="of:=[.L17]-[.L16]" office:value-type="float" office:value="-0.0910587830481404">
            <text:p>-0.091058783</text:p>
          </table:table-cell>
          <table:table-cell table:formula="of:=[.M16]/[.M17]" office:value-type="float" office:value="1.02040814340536">
            <text:p>1.0204081434</text:p>
          </table:table-cell>
          <table:table-cell/>
          <table:table-cell table:formula="of:=SQRT(([.F16]*[.F17])+([.G16]*[.G17]))" office:value-type="float" office:value="0.669401469010331">
            <text:p>0.669401469</text:p>
          </table:table-cell>
          <table:table-cell table:formula="of:=[.P16]/([.U6]*[.V$7])" office:value-type="float" office:value="0">
            <text:p>#DIV/0!</text:p>
          </table:table-cell>
          <table:table-cell/>
          <table:table-cell table:formula="of:=SQRT(([.G16]*[.G17])+([.H16]*[.H17]))" office:value-type="float" office:value="0.324222771430246">
            <text:p>0.3242227714</text:p>
          </table:table-cell>
          <table:table-cell table:formula="of:=[.S17]/[.S18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17]+1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4.7103541522655">
            <text:p>24.7103541523</text:p>
          </table:table-cell>
          <table:table-cell office:value-type="float" office:value="11.8629173248503">
            <text:p>11.8629173249</text:p>
          </table:table-cell>
          <table:table-cell table:formula="of:=[.D19]-[.D18]" office:value-type="float" office:value="0.452643287559283">
            <text:p>0.4526432876</text:p>
          </table:table-cell>
          <table:table-cell table:formula="of:=[.E19]-[.E18]" office:value-type="float" office:value="0.281452830777148">
            <text:p>0.2814528308</text:p>
          </table:table-cell>
          <table:table-cell/>
          <table:table-cell table:formula="of:=[.E19]-[.E18]" office:value-type="float" office:value="0.281452830777148">
            <text:p>0.2814528308</text:p>
          </table:table-cell>
          <table:table-cell table:formula="of:=[.I18]-[.I17]" office:value-type="float" office:value="-0.0278359853390349">
            <text:p>-0.0278359853</text:p>
          </table:table-cell>
          <table:table-cell table:formula="of:=[.J17]/[.J18]" office:value-type="float" office:value="1.09890106723094">
            <text:p>1.0989010672</text:p>
          </table:table-cell>
          <table:table-cell table:formula="of:=[.D19]-[.D18]" office:value-type="float" office:value="0.452643287559283">
            <text:p>0.4526432876</text:p>
          </table:table-cell>
          <table:table-cell table:formula="of:=[.L18]-[.L17]" office:value-type="float" office:value="-0.0892376091239875">
            <text:p>-0.0892376091</text:p>
          </table:table-cell>
          <table:table-cell table:formula="of:=[.M17]/[.M18]" office:value-type="float" office:value="1.02040814340535">
            <text:p>1.0204081434</text:p>
          </table:table-cell>
          <table:table-cell/>
          <table:table-cell table:formula="of:=SQRT(([.F17]*[.F18])+([.G17]*[.G18]))" office:value-type="float" office:value="0.576479803084115">
            <text:p>0.5764798031</text:p>
          </table:table-cell>
          <table:table-cell table:number-columns-repeated="2"/>
          <table:table-cell table:formula="of:=SQRT(([.G17]*[.G18])+([.H17]*[.H18]))" office:value-type="float" office:value="0.295042730504604">
            <text:p>0.2950427305</text:p>
          </table:table-cell>
          <table:table-cell table:formula="of:=[.S18]/[.S19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18]+1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.1629974398248">
            <text:p>25.1629974398</text:p>
          </table:table-cell>
          <table:table-cell office:value-type="float" office:value="12.1443701556274">
            <text:p>12.1443701556</text:p>
          </table:table-cell>
          <table:table-cell table:formula="of:=[.D20]-[.D19]" office:value-type="float" office:value="0.365190428915707">
            <text:p>0.3651904289</text:p>
          </table:table-cell>
          <table:table-cell table:formula="of:=[.E20]-[.E19]" office:value-type="float" office:value="0.256122083388599">
            <text:p>0.2561220834</text:p>
          </table:table-cell>
          <table:table-cell/>
          <table:table-cell table:formula="of:=[.E20]-[.E19]" office:value-type="float" office:value="0.256122083388599">
            <text:p>0.2561220834</text:p>
          </table:table-cell>
          <table:table-cell table:formula="of:=[.I19]-[.I18]" office:value-type="float" office:value="-0.0253307473885496">
            <text:p>-0.0253307474</text:p>
          </table:table-cell>
          <table:table-cell table:formula="of:=[.J18]/[.J19]" office:value-type="float" office:value="1.09890106723096">
            <text:p>1.0989010672</text:p>
          </table:table-cell>
          <table:table-cell table:formula="of:=[.D20]-[.D19]" office:value-type="float" office:value="0.365190428915707">
            <text:p>0.3651904289</text:p>
          </table:table-cell>
          <table:table-cell table:formula="of:=[.L19]-[.L18]" office:value-type="float" office:value="-0.0874528586435766">
            <text:p>-0.0874528586</text:p>
          </table:table-cell>
          <table:table-cell table:formula="of:=[.M18]/[.M19]" office:value-type="float" office:value="1.02040814340541">
            <text:p>1.0204081434</text:p>
          </table:table-cell>
          <table:table-cell/>
          <table:table-cell table:formula="of:=SQRT(([.F18]*[.F19])+([.G18]*[.G19]))" office:value-type="float" office:value="0.487224057004426">
            <text:p>0.487224057</text:p>
          </table:table-cell>
          <table:table-cell table:formula="of:=[.P18]-([.U9]*[.V$6])" office:value-type="float" office:value="0.576479803084115">
            <text:p>0.5764798031</text:p>
          </table:table-cell>
          <table:table-cell/>
          <table:table-cell table:formula="of:=SQRT(([.G18]*[.G19])+([.H18]*[.H19]))" office:value-type="float" office:value="0.268488892496993">
            <text:p>0.2684888925</text:p>
          </table:table-cell>
          <table:table-cell table:formula="of:=[.S19]/[.S20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19]+1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.5281878687405">
            <text:p>25.5281878687</text:p>
          </table:table-cell>
          <table:table-cell office:value-type="float" office:value="12.400492239016">
            <text:p>12.400492239</text:p>
          </table:table-cell>
          <table:table-cell table:formula="of:=[.D21]-[.D20]" office:value-type="float" office:value="0.279486625776968">
            <text:p>0.2794866258</text:p>
          </table:table-cell>
          <table:table-cell table:formula="of:=[.E21]-[.E20]" office:value-type="float" office:value="0.233071102600695">
            <text:p>0.2330711026</text:p>
          </table:table-cell>
          <table:table-cell/>
          <table:table-cell table:formula="of:=[.E21]-[.E20]" office:value-type="float" office:value="0.233071102600695">
            <text:p>0.2330711026</text:p>
          </table:table-cell>
          <table:table-cell table:formula="of:=[.I20]-[.I19]" office:value-type="float" office:value="-0.0230509807879038">
            <text:p>-0.0230509808</text:p>
          </table:table-cell>
          <table:table-cell table:formula="of:=[.J19]/[.J20]" office:value-type="float" office:value="1.09890106723104">
            <text:p>1.0989010672</text:p>
          </table:table-cell>
          <table:table-cell table:formula="of:=[.D21]-[.D20]" office:value-type="float" office:value="0.279486625776968">
            <text:p>0.2794866258</text:p>
          </table:table-cell>
          <table:table-cell table:formula="of:=[.L20]-[.L19]" office:value-type="float" office:value="-0.0857038031387383">
            <text:p>-0.0857038031</text:p>
          </table:table-cell>
          <table:table-cell table:formula="of:=[.M19]/[.M20]" office:value-type="float" office:value="1.02040814340534">
            <text:p>1.0204081434</text:p>
          </table:table-cell>
          <table:table-cell/>
          <table:table-cell table:formula="of:=SQRT(([.F19]*[.F20])+([.G19]*[.G20]))" office:value-type="float" office:value="0.402194601057078">
            <text:p>0.4021946011</text:p>
          </table:table-cell>
          <table:table-cell table:formula="of:=[.P19]-([.U10]*[.V$6])" office:value-type="float" office:value="0.487224057004426">
            <text:p>0.487224057</text:p>
          </table:table-cell>
          <table:table-cell/>
          <table:table-cell table:formula="of:=SQRT(([.G19]*[.G20])+([.H19]*[.H20]))" office:value-type="float" office:value="0.244324899213665">
            <text:p>0.2443248992</text:p>
          </table:table-cell>
          <table:table-cell table:formula="of:=[.S20]/[.S21]" office:value-type="float" office:value="1.09890106723096">
            <text:p>1.0989010672</text:p>
          </table:table-cell>
          <table:table-cell/>
          <table:table-cell table:formula="of:=[.P16]-[.Q16]" office:value-type="float" office:value="0">
            <text:p>Err:51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B20]+1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.8076744945174">
            <text:p>25.8076744945</text:p>
          </table:table-cell>
          <table:table-cell office:value-type="float" office:value="12.6335633416167">
            <text:p>12.6335633416</text:p>
          </table:table-cell>
          <table:table-cell table:formula="of:=[.D22]-[.D21]" office:value-type="float" office:value="0.195496897066334">
            <text:p>0.1954968971</text:p>
          </table:table-cell>
          <table:table-cell table:formula="of:=[.E22]-[.E21]" office:value-type="float" office:value="0.212094709479164">
            <text:p>0.2120947095</text:p>
          </table:table-cell>
          <table:table-cell/>
          <table:table-cell table:formula="of:=[.E22]-[.E21]" office:value-type="float" office:value="0.212094709479164">
            <text:p>0.2120947095</text:p>
          </table:table-cell>
          <table:table-cell table:formula="of:=[.I21]-[.I20]" office:value-type="float" office:value="-0.020976393121531">
            <text:p>-0.0209763931</text:p>
          </table:table-cell>
          <table:table-cell table:formula="of:=[.J20]/[.J21]" office:value-type="float" office:value="1.09890106723083">
            <text:p>1.0989010672</text:p>
          </table:table-cell>
          <table:table-cell table:formula="of:=[.D22]-[.D21]" office:value-type="float" office:value="0.195496897066334">
            <text:p>0.1954968971</text:p>
          </table:table-cell>
          <table:table-cell table:formula="of:=[.L21]-[.L20]" office:value-type="float" office:value="-0.0839897287106339">
            <text:p>-0.0839897287</text:p>
          </table:table-cell>
          <table:table-cell table:formula="of:=[.M20]/[.M21]" office:value-type="float" office:value="1.02040814340537">
            <text:p>1.0204081434</text:p>
          </table:table-cell>
          <table:table-cell/>
          <table:table-cell table:formula="of:=SQRT(([.F20]*[.F21])+([.G20]*[.G21]))" office:value-type="float" office:value="0.322601791540313">
            <text:p>0.3226017915</text:p>
          </table:table-cell>
          <table:table-cell table:number-columns-repeated="2"/>
          <table:table-cell table:formula="of:=SQRT(([.G20]*[.G21])+([.H20]*[.H21]))" office:value-type="float" office:value="0.222335664692111">
            <text:p>0.2223356647</text:p>
          </table:table-cell>
          <table:table-cell table:formula="of:=[.S21]/[.S22]" office:value-type="float" office:value="1.09890106723096">
            <text:p>1.0989010672</text:p>
          </table:table-cell>
          <table:table-cell/>
          <table:table-cell table:formula="of:=[.P17]-[.Q17]" office:value-type="float" office:value="0">
            <text:p>#DIV/0!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B21]+1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6.0031713915838">
            <text:p>26.0031713916</text:p>
          </table:table-cell>
          <table:table-cell office:value-type="float" office:value="12.8456580510959">
            <text:p>12.8456580511</text:p>
          </table:table-cell>
          <table:table-cell table:formula="of:=[.D23]-[.D22]" office:value-type="float" office:value="0.113186961327933">
            <text:p>0.1131869613</text:p>
          </table:table-cell>
          <table:table-cell table:formula="of:=[.E23]-[.E22]" office:value-type="float" office:value="0.193006191188445">
            <text:p>0.1930061912</text:p>
          </table:table-cell>
          <table:table-cell/>
          <table:table-cell table:formula="of:=[.E23]-[.E22]" office:value-type="float" office:value="0.193006191188445">
            <text:p>0.1930061912</text:p>
          </table:table-cell>
          <table:table-cell table:formula="of:=[.I22]-[.I21]" office:value-type="float" office:value="-0.0190885182907188">
            <text:p>-0.0190885183</text:p>
          </table:table-cell>
          <table:table-cell table:formula="of:=[.J21]/[.J22]" office:value-type="float" office:value="1.09890106723109">
            <text:p>1.0989010672</text:p>
          </table:table-cell>
          <table:table-cell table:formula="of:=[.D23]-[.D22]" office:value-type="float" office:value="0.113186961327933">
            <text:p>0.1131869613</text:p>
          </table:table-cell>
          <table:table-cell table:formula="of:=[.L22]-[.L21]" office:value-type="float" office:value="-0.082309935738401">
            <text:p>-0.0823099357</text:p>
          </table:table-cell>
          <table:table-cell table:formula="of:=[.M21]/[.M22]" office:value-type="float" office:value="1.02040814340533">
            <text:p>1.0204081434</text:p>
          </table:table-cell>
          <table:table-cell/>
          <table:table-cell table:formula="of:=SQRT(([.F21]*[.F22])+([.G21]*[.G22]))" office:value-type="float" office:value="0.251124056545309">
            <text:p>0.2511240565</text:p>
          </table:table-cell>
          <table:table-cell table:number-columns-repeated="2"/>
          <table:table-cell table:formula="of:=SQRT(([.G21]*[.G22])+([.H21]*[.H22]))" office:value-type="float" office:value="0.202325460700806">
            <text:p>0.2023254607</text:p>
          </table:table-cell>
          <table:table-cell table:formula="of:=[.S22]/[.S23]" office:value-type="float" office:value="1.09890106723096">
            <text:p>1.0989010672</text:p>
          </table:table-cell>
          <table:table-cell/>
          <table:table-cell table:formula="of:=[.V20]-[.V21]" office:value-type="float" office:value="0">
            <text:p>Err:51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B22]+1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.1163583529117">
            <text:p>26.1163583529</text:p>
          </table:table-cell>
          <table:table-cell office:value-type="float" office:value="13.0386642422843">
            <text:p>13.0386642423</text:p>
          </table:table-cell>
          <table:table-cell table:formula="of:=[.D24]-[.D23]" office:value-type="float" office:value="0.0325232227343655">
            <text:p>0.0325232227</text:p>
          </table:table-cell>
          <table:table-cell table:formula="of:=[.E24]-[.E23]" office:value-type="float" office:value="0.175635639043273">
            <text:p>0.175635639</text:p>
          </table:table-cell>
          <table:table-cell/>
          <table:table-cell table:formula="of:=[.E24]-[.E23]" office:value-type="float" office:value="0.175635639043273">
            <text:p>0.175635639</text:p>
          </table:table-cell>
          <table:table-cell table:formula="of:=[.I23]-[.I22]" office:value-type="float" office:value="-0.0173705521451719">
            <text:p>-0.0173705521</text:p>
          </table:table-cell>
          <table:table-cell table:formula="of:=[.J22]/[.J23]" office:value-type="float" office:value="1.09890106723086">
            <text:p>1.0989010672</text:p>
          </table:table-cell>
          <table:table-cell table:formula="of:=[.D24]-[.D23]" office:value-type="float" office:value="0.0325232227343655">
            <text:p>0.0325232227</text:p>
          </table:table-cell>
          <table:table-cell table:formula="of:=[.L23]-[.L22]" office:value-type="float" office:value="-0.080663738593568">
            <text:p>-0.0806637386</text:p>
          </table:table-cell>
          <table:table-cell table:formula="of:=[.M22]/[.M23]" office:value-type="float" office:value="1.0204081434054">
            <text:p>1.0204081434</text:p>
          </table:table-cell>
          <table:table-cell/>
          <table:table-cell table:formula="of:=SQRT(([.F22]*[.F23])+([.G22]*[.G23]))" office:value-type="float" office:value="0.193855540242174">
            <text:p>0.1938555402</text:p>
          </table:table-cell>
          <table:table-cell table:number-columns-repeated="2"/>
          <table:table-cell table:formula="of:=SQRT(([.G22]*[.G23])+([.H22]*[.H23]))" office:value-type="float" office:value="0.184116174543929">
            <text:p>0.1841161745</text:p>
          </table:table-cell>
          <table:table-cell table:formula="of:=[.S23]/[.S24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23]+1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.1488815756461">
            <text:p>26.1488815756</text:p>
          </table:table-cell>
          <table:table-cell office:value-type="float" office:value="13.2142998813276">
            <text:p>13.2142998813</text:p>
          </table:table-cell>
          <table:table-cell table:formula="of:=[.D25]-[.D24]" office:value-type="float" office:value="-0.0465272426258672">
            <text:p>-0.0465272426</text:p>
          </table:table-cell>
          <table:table-cell table:formula="of:=[.E25]-[.E24]" office:value-type="float" office:value="0.159828436135607">
            <text:p>0.1598284361</text:p>
          </table:table-cell>
          <table:table-cell/>
          <table:table-cell table:formula="of:=[.E25]-[.E24]" office:value-type="float" office:value="0.159828436135607">
            <text:p>0.1598284361</text:p>
          </table:table-cell>
          <table:table-cell table:formula="of:=[.I24]-[.I23]" office:value-type="float" office:value="-0.0158072029076664">
            <text:p>-0.0158072029</text:p>
          </table:table-cell>
          <table:table-cell table:formula="of:=[.J23]/[.J24]" office:value-type="float" office:value="1.09890106723102">
            <text:p>1.0989010672</text:p>
          </table:table-cell>
          <table:table-cell table:formula="of:=[.D25]-[.D24]" office:value-type="float" office:value="-0.0465272426258672">
            <text:p>-0.0465272426</text:p>
          </table:table-cell>
          <table:table-cell table:formula="of:=[.L24]-[.L23]" office:value-type="float" office:value="-0.0790504653602326">
            <text:p>-0.0790504654</text:p>
          </table:table-cell>
          <table:table-cell table:formula="of:=[.M23]/[.M24]" office:value-type="float" office:value="1.0204081434054">
            <text:p>1.0204081434</text:p>
          </table:table-cell>
          <table:table-cell/>
          <table:table-cell table:formula="of:=SQRT(([.F23]*[.F24])+([.G23]*[.G24]))" office:value-type="float" office:value="0.162967339190487">
            <text:p>0.1629673392</text:p>
          </table:table-cell>
          <table:table-cell table:number-columns-repeated="2"/>
          <table:table-cell table:formula="of:=SQRT(([.G23]*[.G24])+([.H23]*[.H24]))" office:value-type="float" office:value="0.167545723663614">
            <text:p>0.1675457237</text:p>
          </table:table-cell>
          <table:table-cell table:formula="of:=[.S24]/[.S25]" office:value-type="float" office:value="1.09890106723095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24]+1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.1023543330202">
            <text:p>26.102354333</text:p>
          </table:table-cell>
          <table:table-cell office:value-type="float" office:value="13.3741283174632">
            <text:p>13.3741283175</text:p>
          </table:table-cell>
          <table:table-cell table:formula="of:=[.D26]-[.D25]" office:value-type="float" office:value="-0.123996700186666">
            <text:p>-0.1239967002</text:p>
          </table:table-cell>
          <table:table-cell table:formula="of:=[.E26]-[.E25]" office:value-type="float" office:value="0.145443881075071">
            <text:p>0.1454438811</text:p>
          </table:table-cell>
          <table:table-cell/>
          <table:table-cell table:formula="of:=[.E26]-[.E25]" office:value-type="float" office:value="0.145443881075071">
            <text:p>0.1454438811</text:p>
          </table:table-cell>
          <table:table-cell table:formula="of:=[.I25]-[.I24]" office:value-type="float" office:value="-0.0143845550605359">
            <text:p>-0.0143845551</text:p>
          </table:table-cell>
          <table:table-cell table:formula="of:=[.J24]/[.J25]" office:value-type="float" office:value="1.09890106723102">
            <text:p>1.0989010672</text:p>
          </table:table-cell>
          <table:table-cell table:formula="of:=[.D26]-[.D25]" office:value-type="float" office:value="-0.123996700186666">
            <text:p>-0.1239967002</text:p>
          </table:table-cell>
          <table:table-cell table:formula="of:=[.L25]-[.L24]" office:value-type="float" office:value="-0.0774694575607988">
            <text:p>-0.0774694576</text:p>
          </table:table-cell>
          <table:table-cell table:formula="of:=[.M24]/[.M25]" office:value-type="float" office:value="1.02040814340533">
            <text:p>1.0204081434</text:p>
          </table:table-cell>
          <table:table-cell/>
          <table:table-cell table:formula="of:=SQRT(([.F24]*[.F25])+([.G24]*[.G25]))" office:value-type="float" office:value="0.170338758396654">
            <text:p>0.1703387584</text:p>
          </table:table-cell>
          <table:table-cell table:number-columns-repeated="2"/>
          <table:table-cell table:formula="of:=SQRT(([.G24]*[.G25])+([.H24]*[.H25]))" office:value-type="float" office:value="0.152466612927951">
            <text:p>0.1524666129</text:p>
          </table:table-cell>
          <table:table-cell table:formula="of:=[.S25]/[.S26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25]+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.9783576328335">
            <text:p>25.9783576328</text:p>
          </table:table-cell>
          <table:table-cell office:value-type="float" office:value="13.5195721985383">
            <text:p>13.5195721985</text:p>
          </table:table-cell>
          <table:table-cell table:formula="of:=[.D27]-[.D26]" office:value-type="float" office:value="-0.199916770073862">
            <text:p>-0.1999167701</text:p>
          </table:table-cell>
          <table:table-cell table:formula="of:=[.E27]-[.E26]" office:value-type="float" office:value="0.132353935592731">
            <text:p>0.1323539356</text:p>
          </table:table-cell>
          <table:table-cell/>
          <table:table-cell table:formula="of:=[.E27]-[.E26]" office:value-type="float" office:value="0.132353935592731">
            <text:p>0.1323539356</text:p>
          </table:table-cell>
          <table:table-cell table:formula="of:=[.I26]-[.I25]" office:value-type="float" office:value="-0.0130899454823403">
            <text:p>-0.0130899455</text:p>
          </table:table-cell>
          <table:table-cell table:formula="of:=[.J25]/[.J26]" office:value-type="float" office:value="1.09890106723074">
            <text:p>1.0989010672</text:p>
          </table:table-cell>
          <table:table-cell table:formula="of:=[.D27]-[.D26]" office:value-type="float" office:value="-0.199916770073862">
            <text:p>-0.1999167701</text:p>
          </table:table-cell>
          <table:table-cell table:formula="of:=[.L26]-[.L25]" office:value-type="float" office:value="-0.0759200698871965">
            <text:p>-0.0759200699</text:p>
          </table:table-cell>
          <table:table-cell table:formula="of:=[.M25]/[.M26]" office:value-type="float" office:value="1.02040814340535">
            <text:p>1.0204081434</text:p>
          </table:table-cell>
          <table:table-cell/>
          <table:table-cell table:formula="of:=SQRT(([.F25]*[.F26])+([.G25]*[.G26]))" office:value-type="float" office:value="0.209854925768499">
            <text:p>0.2098549258</text:p>
          </table:table-cell>
          <table:table-cell table:number-columns-repeated="2"/>
          <table:table-cell table:formula="of:=SQRT(([.G25]*[.G26])+([.H25]*[.H26]))" office:value-type="float" office:value="0.138744621763032">
            <text:p>0.1387446218</text:p>
          </table:table-cell>
          <table:table-cell table:formula="of:=[.S26]/[.S27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26]+1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.7784408627597">
            <text:p>25.7784408628</text:p>
          </table:table-cell>
          <table:table-cell office:value-type="float" office:value="13.651926134131">
            <text:p>13.6519261341</text:p>
          </table:table-cell>
          <table:table-cell table:formula="of:=[.D28]-[.D27]" office:value-type="float" office:value="-0.274318440011374">
            <text:p>-0.27431844</text:p>
          </table:table-cell>
          <table:table-cell table:formula="of:=[.E28]-[.E27]" office:value-type="float" office:value="0.120442084860505">
            <text:p>0.1204420849</text:p>
          </table:table-cell>
          <table:table-cell/>
          <table:table-cell table:formula="of:=[.E28]-[.E27]" office:value-type="float" office:value="0.120442084860505">
            <text:p>0.1204420849</text:p>
          </table:table-cell>
          <table:table-cell table:formula="of:=[.I27]-[.I26]" office:value-type="float" office:value="-0.0119118507322256">
            <text:p>-0.0119118507</text:p>
          </table:table-cell>
          <table:table-cell table:formula="of:=[.J26]/[.J27]" office:value-type="float" office:value="1.09890106723111">
            <text:p>1.0989010672</text:p>
          </table:table-cell>
          <table:table-cell table:formula="of:=[.D28]-[.D27]" office:value-type="float" office:value="-0.274318440011374">
            <text:p>-0.27431844</text:p>
          </table:table-cell>
          <table:table-cell table:formula="of:=[.L27]-[.L26]" office:value-type="float" office:value="-0.0744016699375116">
            <text:p>-0.0744016699</text:p>
          </table:table-cell>
          <table:table-cell table:formula="of:=[.M26]/[.M27]" office:value-type="float" office:value="1.02040814340538">
            <text:p>1.0204081434</text:p>
          </table:table-cell>
          <table:table-cell/>
          <table:table-cell table:formula="of:=SQRT(([.F26]*[.F27])+([.G26]*[.G27]))" office:value-type="float" office:value="0.266048567823726">
            <text:p>0.2660485678</text:p>
          </table:table-cell>
          <table:table-cell table:number-columns-repeated="2"/>
          <table:table-cell table:formula="of:=SQRT(([.G26]*[.G27])+([.H26]*[.H27]))" office:value-type="float" office:value="0.126257609443081">
            <text:p>0.1262576094</text:p>
          </table:table-cell>
          <table:table-cell table:formula="of:=[.S27]/[.S28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27]+1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.5041224227483">
            <text:p>25.5041224227</text:p>
          </table:table-cell>
          <table:table-cell office:value-type="float" office:value="13.7723682189915">
            <text:p>13.772368219</text:p>
          </table:table-cell>
          <table:table-cell table:formula="of:=[.D29]-[.D28]" office:value-type="float" office:value="-0.347232077969235">
            <text:p>-0.347232078</text:p>
          </table:table-cell>
          <table:table-cell table:formula="of:=[.E29]-[.E28]" office:value-type="float" office:value="0.109602300381779">
            <text:p>0.1096023004</text:p>
          </table:table-cell>
          <table:table-cell/>
          <table:table-cell table:formula="of:=[.E29]-[.E28]" office:value-type="float" office:value="0.109602300381779">
            <text:p>0.1096023004</text:p>
          </table:table-cell>
          <table:table-cell table:formula="of:=[.I28]-[.I27]" office:value-type="float" office:value="-0.0108397844787262">
            <text:p>-0.0108397845</text:p>
          </table:table-cell>
          <table:table-cell table:formula="of:=[.J27]/[.J28]" office:value-type="float" office:value="1.09890106723093">
            <text:p>1.0989010672</text:p>
          </table:table-cell>
          <table:table-cell table:formula="of:=[.D29]-[.D28]" office:value-type="float" office:value="-0.347232077969235">
            <text:p>-0.347232078</text:p>
          </table:table-cell>
          <table:table-cell table:formula="of:=[.L28]-[.L27]" office:value-type="float" office:value="-0.0729136379578605">
            <text:p>-0.072913638</text:p>
          </table:table-cell>
          <table:table-cell table:formula="of:=[.M27]/[.M28]" office:value-type="float" office:value="1.02040814340537">
            <text:p>1.0204081434</text:p>
          </table:table-cell>
          <table:table-cell/>
          <table:table-cell table:formula="of:=SQRT(([.F27]*[.F28])+([.G27]*[.G28]))" office:value-type="float" office:value="0.329321866133904">
            <text:p>0.3293218661</text:p>
          </table:table-cell>
          <table:table-cell table:number-columns-repeated="2"/>
          <table:table-cell table:formula="of:=SQRT(([.G27]*[.G28])+([.H27]*[.H28]))" office:value-type="float" office:value="0.114894427904441">
            <text:p>0.1148944279</text:p>
          </table:table-cell>
          <table:table-cell table:formula="of:=[.S28]/[.S29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28]+1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.1568903447791">
            <text:p>25.1568903448</text:p>
          </table:table-cell>
          <table:table-cell office:value-type="float" office:value="13.8819705193733">
            <text:p>13.8819705194</text:p>
          </table:table-cell>
          <table:table-cell table:formula="of:=[.D30]-[.D29]" office:value-type="float" office:value="-0.418687444558653">
            <text:p>-0.4186874446</text:p>
          </table:table-cell>
          <table:table-cell table:formula="of:=[.E30]-[.E29]" office:value-type="float" office:value="0.0997380962218539">
            <text:p>0.0997380962</text:p>
          </table:table-cell>
          <table:table-cell/>
          <table:table-cell table:formula="of:=[.E30]-[.E29]" office:value-type="float" office:value="0.0997380962218539">
            <text:p>0.0997380962</text:p>
          </table:table-cell>
          <table:table-cell table:formula="of:=[.I29]-[.I28]" office:value-type="float" office:value="-0.00986420415992484">
            <text:p>-0.0098642042</text:p>
          </table:table-cell>
          <table:table-cell table:formula="of:=[.J28]/[.J29]" office:value-type="float" office:value="1.09890106723104">
            <text:p>1.0989010672</text:p>
          </table:table-cell>
          <table:table-cell table:formula="of:=[.D30]-[.D29]" office:value-type="float" office:value="-0.418687444558653">
            <text:p>-0.4186874446</text:p>
          </table:table-cell>
          <table:table-cell table:formula="of:=[.L29]-[.L28]" office:value-type="float" office:value="-0.0714553665894186">
            <text:p>-0.0714553666</text:p>
          </table:table-cell>
          <table:table-cell table:formula="of:=[.M28]/[.M29]" office:value-type="float" office:value="1.02040814340539">
            <text:p>1.0204081434</text:p>
          </table:table-cell>
          <table:table-cell/>
          <table:table-cell table:formula="of:=SQRT(([.F28]*[.F29])+([.G28]*[.G29]))" office:value-type="float" office:value="0.395364687567497">
            <text:p>0.3953646876</text:p>
          </table:table-cell>
          <table:table-cell table:number-columns-repeated="2"/>
          <table:table-cell table:formula="of:=SQRT(([.G28]*[.G29])+([.H28]*[.H29]))" office:value-type="float" office:value="0.104553932406268">
            <text:p>0.1045539324</text:p>
          </table:table-cell>
          <table:table-cell table:formula="of:=[.S29]/[.S30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29]+1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.7382029002204">
            <text:p>24.7382029002</text:p>
          </table:table-cell>
          <table:table-cell office:value-type="float" office:value="13.9817086155951">
            <text:p>13.9817086156</text:p>
          </table:table-cell>
          <table:table-cell table:formula="of:=[.D31]-[.D30]" office:value-type="float" office:value="-0.48871370517919">
            <text:p>-0.4887137052</text:p>
          </table:table-cell>
          <table:table-cell table:formula="of:=[.E31]-[.E30]" office:value-type="float" office:value="0.0907616701776224">
            <text:p>0.0907616702</text:p>
          </table:table-cell>
          <table:table-cell/>
          <table:table-cell table:formula="of:=[.E31]-[.E30]" office:value-type="float" office:value="0.0907616701776224">
            <text:p>0.0907616702</text:p>
          </table:table-cell>
          <table:table-cell table:formula="of:=[.I30]-[.I29]" office:value-type="float" office:value="-0.00897642604423154">
            <text:p>-0.008976426</text:p>
          </table:table-cell>
          <table:table-cell table:formula="of:=[.J29]/[.J30]" office:value-type="float" office:value="1.09890106723085">
            <text:p>1.0989010672</text:p>
          </table:table-cell>
          <table:table-cell table:formula="of:=[.D31]-[.D30]" office:value-type="float" office:value="-0.48871370517919">
            <text:p>-0.4887137052</text:p>
          </table:table-cell>
          <table:table-cell table:formula="of:=[.L30]-[.L29]" office:value-type="float" office:value="-0.0700262606205371">
            <text:p>-0.0700262606</text:p>
          </table:table-cell>
          <table:table-cell table:formula="of:=[.M29]/[.M30]" office:value-type="float" office:value="1.02040814340531">
            <text:p>1.0204081434</text:p>
          </table:table-cell>
          <table:table-cell/>
          <table:table-cell table:formula="of:=SQRT(([.F29]*[.F30])+([.G29]*[.G30]))" office:value-type="float" office:value="0.462245268808344">
            <text:p>0.4622452688</text:p>
          </table:table-cell>
          <table:table-cell table:number-columns-repeated="2"/>
          <table:table-cell table:formula="of:=SQRT(([.G29]*[.G30])+([.H29]*[.H30]))" office:value-type="float" office:value="0.0951440812317396">
            <text:p>0.0951440812</text:p>
          </table:table-cell>
          <table:table-cell table:formula="of:=[.S30]/[.S31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0]+1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.2494891950412">
            <text:p>24.249489195</text:p>
          </table:table-cell>
          <table:table-cell office:value-type="float" office:value="14.0724702857728">
            <text:p>14.0724702858</text:p>
          </table:table-cell>
          <table:table-cell table:formula="of:=[.D32]-[.D31]" office:value-type="float" office:value="-0.557339441922959">
            <text:p>-0.5573394419</text:p>
          </table:table-cell>
          <table:table-cell table:formula="of:=[.E32]-[.E31]" office:value-type="float" office:value="0.0825931222419563">
            <text:p>0.0825931222</text:p>
          </table:table-cell>
          <table:table-cell/>
          <table:table-cell table:formula="of:=[.E32]-[.E31]" office:value-type="float" office:value="0.0825931222419563">
            <text:p>0.0825931222</text:p>
          </table:table-cell>
          <table:table-cell table:formula="of:=[.I31]-[.I30]" office:value-type="float" office:value="-0.00816854793566613">
            <text:p>-0.0081685479</text:p>
          </table:table-cell>
          <table:table-cell table:formula="of:=[.J30]/[.J31]" office:value-type="float" office:value="1.09890106723106">
            <text:p>1.0989010672</text:p>
          </table:table-cell>
          <table:table-cell table:formula="of:=[.D32]-[.D31]" office:value-type="float" office:value="-0.557339441922959">
            <text:p>-0.5573394419</text:p>
          </table:table-cell>
          <table:table-cell table:formula="of:=[.L31]-[.L30]" office:value-type="float" office:value="-0.068625736743769">
            <text:p>-0.0686257367</text:p>
          </table:table-cell>
          <table:table-cell table:formula="of:=[.M30]/[.M31]" office:value-type="float" office:value="1.0204081434054">
            <text:p>1.0204081434</text:p>
          </table:table-cell>
          <table:table-cell/>
          <table:table-cell table:formula="of:=SQRT(([.F30]*[.F31])+([.G30]*[.G31]))" office:value-type="float" office:value="0.529032809402721">
            <text:p>0.5290328094</text:p>
          </table:table-cell>
          <table:table-cell table:number-columns-repeated="2"/>
          <table:table-cell table:formula="of:=SQRT(([.G30]*[.G31])+([.H30]*[.H31]))" office:value-type="float" office:value="0.0865811164161359">
            <text:p>0.0865811164</text:p>
          </table:table-cell>
          <table:table-cell table:formula="of:=[.S31]/[.S32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1]+1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3.6921497531183">
            <text:p>23.6921497531</text:p>
          </table:table-cell>
          <table:table-cell office:value-type="float" office:value="14.1550634080147">
            <text:p>14.155063408</text:p>
          </table:table-cell>
          <table:table-cell table:formula="of:=[.D33]-[.D32]" office:value-type="float" office:value="-0.624592665240783">
            <text:p>-0.6245926652</text:p>
          </table:table-cell>
          <table:table-cell table:formula="of:=[.E33]-[.E32]" office:value-type="float" office:value="0.075159743406271">
            <text:p>0.0751597434</text:p>
          </table:table-cell>
          <table:table-cell/>
          <table:table-cell table:formula="of:=[.E33]-[.E32]" office:value-type="float" office:value="0.075159743406271">
            <text:p>0.0751597434</text:p>
          </table:table-cell>
          <table:table-cell table:formula="of:=[.I32]-[.I31]" office:value-type="float" office:value="-0.00743337883568529">
            <text:p>-0.0074333788</text:p>
          </table:table-cell>
          <table:table-cell table:formula="of:=[.J31]/[.J32]" office:value-type="float" office:value="1.0989010672309">
            <text:p>1.0989010672</text:p>
          </table:table-cell>
          <table:table-cell table:formula="of:=[.D33]-[.D32]" office:value-type="float" office:value="-0.624592665240783">
            <text:p>-0.6245926652</text:p>
          </table:table-cell>
          <table:table-cell table:formula="of:=[.L32]-[.L31]" office:value-type="float" office:value="-0.0672532233178238">
            <text:p>-0.0672532233</text:p>
          </table:table-cell>
          <table:table-cell table:formula="of:=[.M31]/[.M32]" office:value-type="float" office:value="1.0204081434054">
            <text:p>1.0204081434</text:p>
          </table:table-cell>
          <table:table-cell/>
          <table:table-cell table:formula="of:=SQRT(([.F31]*[.F32])+([.G31]*[.G32]))" office:value-type="float" office:value="0.595246004059918">
            <text:p>0.5952460041</text:p>
          </table:table-cell>
          <table:table-cell table:number-columns-repeated="2"/>
          <table:table-cell table:formula="of:=SQRT(([.G31]*[.G32])+([.H31]*[.H32]))" office:value-type="float" office:value="0.078788818209364">
            <text:p>0.0787888182</text:p>
          </table:table-cell>
          <table:table-cell table:formula="of:=[.S32]/[.S33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2]+1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3.0675570878775">
            <text:p>23.0675570879</text:p>
          </table:table-cell>
          <table:table-cell office:value-type="float" office:value="14.230223151421">
            <text:p>14.2302231514</text:p>
          </table:table-cell>
          <table:table-cell table:formula="of:=[.D34]-[.D33]" office:value-type="float" office:value="-0.690500825375008">
            <text:p>-0.6905008254</text:p>
          </table:table-cell>
          <table:table-cell table:formula="of:=[.E34]-[.E33]" office:value-type="float" office:value="0.0683953684708492">
            <text:p>0.0683953685</text:p>
          </table:table-cell>
          <table:table-cell/>
          <table:table-cell table:formula="of:=[.E34]-[.E33]" office:value-type="float" office:value="0.0683953684708492">
            <text:p>0.0683953685</text:p>
          </table:table-cell>
          <table:table-cell table:formula="of:=[.I33]-[.I32]" office:value-type="float" office:value="-0.00676437493542181">
            <text:p>-0.0067643749</text:p>
          </table:table-cell>
          <table:table-cell table:formula="of:=[.J32]/[.J33]" office:value-type="float" office:value="1.09890106723095">
            <text:p>1.0989010672</text:p>
          </table:table-cell>
          <table:table-cell table:formula="of:=[.D34]-[.D33]" office:value-type="float" office:value="-0.690500825375008">
            <text:p>-0.6905008254</text:p>
          </table:table-cell>
          <table:table-cell table:formula="of:=[.L33]-[.L32]" office:value-type="float" office:value="-0.0659081601342244">
            <text:p>-0.0659081601</text:p>
          </table:table-cell>
          <table:table-cell table:formula="of:=[.M32]/[.M33]" office:value-type="float" office:value="1.02040814340531">
            <text:p>1.0204081434</text:p>
          </table:table-cell>
          <table:table-cell/>
          <table:table-cell table:formula="of:=SQRT(([.F32]*[.F33])+([.G32]*[.G33]))" office:value-type="float" office:value="0.660622682941165">
            <text:p>0.6606226829</text:p>
          </table:table-cell>
          <table:table-cell table:number-columns-repeated="2"/>
          <table:table-cell table:formula="of:=SQRT(([.G32]*[.G33])+([.H32]*[.H33]))" office:value-type="float" office:value="0.0716978266368401">
            <text:p>0.0716978266</text:p>
          </table:table-cell>
          <table:table-cell table:formula="of:=[.S33]/[.S34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3]+1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2.3770562625025">
            <text:p>22.3770562625</text:p>
          </table:table-cell>
          <table:table-cell office:value-type="float" office:value="14.2986185198918">
            <text:p>14.2986185199</text:p>
          </table:table-cell>
          <table:table-cell table:formula="of:=[.D35]-[.D34]" office:value-type="float" office:value="-0.755090823563645">
            <text:p>-0.7550908236</text:p>
          </table:table-cell>
          <table:table-cell table:formula="of:=[.E35]-[.E34]" office:value-type="float" office:value="0.0622397871022127">
            <text:p>0.0622397871</text:p>
          </table:table-cell>
          <table:table-cell/>
          <table:table-cell table:formula="of:=[.E35]-[.E34]" office:value-type="float" office:value="0.0622397871022127">
            <text:p>0.0622397871</text:p>
          </table:table-cell>
          <table:table-cell table:formula="of:=[.I34]-[.I33]" office:value-type="float" office:value="-0.00615558136863648">
            <text:p>-0.0061555814</text:p>
          </table:table-cell>
          <table:table-cell table:formula="of:=[.J33]/[.J34]" office:value-type="float" office:value="1.09890106723099">
            <text:p>1.0989010672</text:p>
          </table:table-cell>
          <table:table-cell table:formula="of:=[.D35]-[.D34]" office:value-type="float" office:value="-0.755090823563645">
            <text:p>-0.7550908236</text:p>
          </table:table-cell>
          <table:table-cell table:formula="of:=[.L34]-[.L33]" office:value-type="float" office:value="-0.0645899981886373">
            <text:p>-0.0645899982</text:p>
          </table:table-cell>
          <table:table-cell table:formula="of:=[.M33]/[.M34]" office:value-type="float" office:value="1.02040814340538">
            <text:p>1.0204081434</text:p>
          </table:table-cell>
          <table:table-cell/>
          <table:table-cell table:formula="of:=SQRT(([.F33]*[.F34])+([.G33]*[.G34]))" office:value-type="float" office:value="0.725015689537953">
            <text:p>0.7250156895</text:p>
          </table:table-cell>
          <table:table-cell table:number-columns-repeated="2"/>
          <table:table-cell table:formula="of:=SQRT(([.G33]*[.G34])+([.H33]*[.H34]))" office:value-type="float" office:value="0.0652450241198748">
            <text:p>0.0652450241</text:p>
          </table:table-cell>
          <table:table-cell table:formula="of:=[.S34]/[.S35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4]+1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.6219654389388">
            <text:p>21.6219654389</text:p>
          </table:table-cell>
          <table:table-cell office:value-type="float" office:value="14.360858306994">
            <text:p>14.360858307</text:p>
          </table:table-cell>
          <table:table-cell table:formula="of:=[.D36]-[.D35]" office:value-type="float" office:value="-0.818389023020465">
            <text:p>-0.818389023</text:p>
          </table:table-cell>
          <table:table-cell table:formula="of:=[.E36]-[.E35]" office:value-type="float" office:value="0.0566382078953165">
            <text:p>0.0566382079</text:p>
          </table:table-cell>
          <table:table-cell/>
          <table:table-cell table:formula="of:=[.E36]-[.E35]" office:value-type="float" office:value="0.0566382078953165">
            <text:p>0.0566382079</text:p>
          </table:table-cell>
          <table:table-cell table:formula="of:=[.I35]-[.I34]" office:value-type="float" office:value="-0.00560157920689619">
            <text:p>-0.0056015792</text:p>
          </table:table-cell>
          <table:table-cell table:formula="of:=[.J34]/[.J35]" office:value-type="float" office:value="1.09890106723087">
            <text:p>1.0989010672</text:p>
          </table:table-cell>
          <table:table-cell table:formula="of:=[.D36]-[.D35]" office:value-type="float" office:value="-0.818389023020465">
            <text:p>-0.818389023</text:p>
          </table:table-cell>
          <table:table-cell table:formula="of:=[.L35]-[.L34]" office:value-type="float" office:value="-0.0632981994568205">
            <text:p>-0.0632981995</text:p>
          </table:table-cell>
          <table:table-cell table:formula="of:=[.M34]/[.M35]" office:value-type="float" office:value="1.02040814340538">
            <text:p>1.0204081434</text:p>
          </table:table-cell>
          <table:table-cell/>
          <table:table-cell table:formula="of:=SQRT(([.F34]*[.F35])+([.G34]*[.G35]))" office:value-type="float" office:value="0.788342052277579">
            <text:p>0.7883420523</text:p>
          </table:table-cell>
          <table:table-cell table:number-columns-repeated="2"/>
          <table:table-cell table:formula="of:=SQRT(([.G34]*[.G35])+([.H34]*[.H35]))" office:value-type="float" office:value="0.0593729736602047">
            <text:p>0.0593729737</text:p>
          </table:table-cell>
          <table:table-cell table:formula="of:=[.S35]/[.S36]" office:value-type="float" office:value="1.09890106723095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5]+1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.8035764159184">
            <text:p>20.8035764159</text:p>
          </table:table-cell>
          <table:table-cell office:value-type="float" office:value="14.4174965148894">
            <text:p>14.4174965149</text:p>
          </table:table-cell>
          <table:table-cell table:formula="of:=[.D37]-[.D36]" office:value-type="float" office:value="-0.880421259695467">
            <text:p>-0.8804212597</text:p>
          </table:table-cell>
          <table:table-cell table:formula="of:=[.E37]-[.E36]" office:value-type="float" office:value="0.051540770670135">
            <text:p>0.0515407707</text:p>
          </table:table-cell>
          <table:table-cell/>
          <table:table-cell table:formula="of:=[.E37]-[.E36]" office:value-type="float" office:value="0.051540770670135">
            <text:p>0.0515407707</text:p>
          </table:table-cell>
          <table:table-cell table:formula="of:=[.I36]-[.I35]" office:value-type="float" office:value="-0.00509743722518152">
            <text:p>-0.0050974372</text:p>
          </table:table-cell>
          <table:table-cell table:formula="of:=[.J35]/[.J36]" office:value-type="float" office:value="1.09890106723123">
            <text:p>1.0989010672</text:p>
          </table:table-cell>
          <table:table-cell table:formula="of:=[.D37]-[.D36]" office:value-type="float" office:value="-0.880421259695467">
            <text:p>-0.8804212597</text:p>
          </table:table-cell>
          <table:table-cell table:formula="of:=[.L36]-[.L35]" office:value-type="float" office:value="-0.0620322366750017">
            <text:p>-0.0620322367</text:p>
          </table:table-cell>
          <table:table-cell table:formula="of:=[.M35]/[.M36]" office:value-type="float" office:value="1.02040814340536">
            <text:p>1.0204081434</text:p>
          </table:table-cell>
          <table:table-cell/>
          <table:table-cell table:formula="of:=SQRT(([.F35]*[.F36])+([.G35]*[.G36]))" office:value-type="float" office:value="0.850556448128471">
            <text:p>0.8505564481</text:p>
          </table:table-cell>
          <table:table-cell table:number-columns-repeated="2"/>
          <table:table-cell table:formula="of:=SQRT(([.G35]*[.G36])+([.H35]*[.H36]))" office:value-type="float" office:value="0.0540294075879047">
            <text:p>0.0540294076</text:p>
          </table:table-cell>
          <table:table-cell table:formula="of:=[.S36]/[.S37]" office:value-type="float" office:value="1.09890106723095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6]+1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.9231551562229">
            <text:p>19.9231551562</text:p>
          </table:table-cell>
          <table:table-cell office:value-type="float" office:value="14.4690372855595">
            <text:p>14.4690372856</text:p>
          </table:table-cell>
          <table:table-cell table:formula="of:=[.D38]-[.D37]" office:value-type="float" office:value="-0.941212852820136">
            <text:p>-0.9412128528</text:p>
          </table:table-cell>
          <table:table-cell table:formula="of:=[.E38]-[.E37]" office:value-type="float" office:value="0.0469021026615337">
            <text:p>0.0469021027</text:p>
          </table:table-cell>
          <table:table-cell/>
          <table:table-cell table:formula="of:=[.E38]-[.E37]" office:value-type="float" office:value="0.0469021026615337">
            <text:p>0.0469021027</text:p>
          </table:table-cell>
          <table:table-cell table:formula="of:=[.I37]-[.I36]" office:value-type="float" office:value="-0.00463866800860124">
            <text:p>-0.004638668</text:p>
          </table:table-cell>
          <table:table-cell table:formula="of:=[.J36]/[.J37]" office:value-type="float" office:value="1.09890106723085">
            <text:p>1.0989010672</text:p>
          </table:table-cell>
          <table:table-cell table:formula="of:=[.D38]-[.D37]" office:value-type="float" office:value="-0.941212852820136">
            <text:p>-0.9412128528</text:p>
          </table:table-cell>
          <table:table-cell table:formula="of:=[.L37]-[.L36]" office:value-type="float" office:value="-0.0607915931246694">
            <text:p>-0.0607915931</text:p>
          </table:table-cell>
          <table:table-cell table:formula="of:=[.M36]/[.M37]" office:value-type="float" office:value="1.02040814340542">
            <text:p>1.0204081434</text:p>
          </table:table-cell>
          <table:table-cell/>
          <table:table-cell table:formula="of:=SQRT(([.F36]*[.F37])+([.G36]*[.G37]))" office:value-type="float" office:value="0.911636537244254">
            <text:p>0.9116365372</text:p>
          </table:table-cell>
          <table:table-cell table:number-columns-repeated="2"/>
          <table:table-cell table:formula="of:=SQRT(([.G36]*[.G37])+([.H36]*[.H37]))" office:value-type="float" office:value="0.0491667623219715">
            <text:p>0.0491667623</text:p>
          </table:table-cell>
          <table:table-cell table:formula="of:=[.S37]/[.S38]" office:value-type="float" office:value="1.09890106723097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7]+1"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.9819423034028">
            <text:p>18.9819423034</text:p>
          </table:table-cell>
          <table:table-cell office:value-type="float" office:value="14.515939388221">
            <text:p>14.5159393882</text:p>
          </table:table-cell>
          <table:table-cell table:formula="of:=[.D39]-[.D38]" office:value-type="float" office:value="-1.00078861524182">
            <text:p>-1.0007886152</text:p>
          </table:table-cell>
          <table:table-cell table:formula="of:=[.E39]-[.E38]" office:value-type="float" office:value="0.0426809146520508">
            <text:p>0.0426809147</text:p>
          </table:table-cell>
          <table:table-cell/>
          <table:table-cell table:formula="of:=[.E39]-[.E38]" office:value-type="float" office:value="0.0426809146520508">
            <text:p>0.0426809147</text:p>
          </table:table-cell>
          <table:table-cell table:formula="of:=[.I38]-[.I37]" office:value-type="float" office:value="-0.0042211880094829">
            <text:p>-0.004221188</text:p>
          </table:table-cell>
          <table:table-cell table:formula="of:=[.J37]/[.J38]" office:value-type="float" office:value="1.09890106723047">
            <text:p>1.0989010672</text:p>
          </table:table-cell>
          <table:table-cell table:formula="of:=[.D39]-[.D38]" office:value-type="float" office:value="-1.00078861524182">
            <text:p>-1.0007886152</text:p>
          </table:table-cell>
          <table:table-cell table:formula="of:=[.L38]-[.L37]" office:value-type="float" office:value="-0.0595757624216873">
            <text:p>-0.0595757624</text:p>
          </table:table-cell>
          <table:table-cell table:formula="of:=[.M37]/[.M38]" office:value-type="float" office:value="1.0204081434053">
            <text:p>1.0204081434</text:p>
          </table:table-cell>
          <table:table-cell/>
          <table:table-cell table:formula="of:=SQRT(([.F37]*[.F38])+([.G37]*[.G38]))" office:value-type="float" office:value="0.971574460482762">
            <text:p>0.9715744605</text:p>
          </table:table-cell>
          <table:table-cell table:number-columns-repeated="2"/>
          <table:table-cell table:formula="of:=SQRT(([.G37]*[.G38])+([.H37]*[.H38]))" office:value-type="float" office:value="0.0447417550024431">
            <text:p>0.044741755</text:p>
          </table:table-cell>
          <table:table-cell table:formula="of:=[.S38]/[.S39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8]+1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7.9811536881609">
            <text:p>17.9811536882</text:p>
          </table:table-cell>
          <table:table-cell office:value-type="float" office:value="14.5586203028731">
            <text:p>14.5586203029</text:p>
          </table:table-cell>
          <table:table-cell table:formula="of:=[.D40]-[.D39]" office:value-type="float" office:value="-1.0591728635514">
            <text:p>-1.0591728636</text:p>
          </table:table-cell>
          <table:table-cell table:formula="of:=[.E40]-[.E39]" office:value-type="float" office:value="0.038839633452719">
            <text:p>0.0388396335</text:p>
          </table:table-cell>
          <table:table-cell/>
          <table:table-cell table:formula="of:=[.E40]-[.E39]" office:value-type="float" office:value="0.038839633452719">
            <text:p>0.0388396335</text:p>
          </table:table-cell>
          <table:table-cell table:formula="of:=[.I39]-[.I38]" office:value-type="float" office:value="-0.0038412811993318">
            <text:p>-0.0038412812</text:p>
          </table:table-cell>
          <table:table-cell table:formula="of:=[.J38]/[.J39]" office:value-type="float" office:value="1.09890106723173">
            <text:p>1.0989010672</text:p>
          </table:table-cell>
          <table:table-cell table:formula="of:=[.D40]-[.D39]" office:value-type="float" office:value="-1.0591728635514">
            <text:p>-1.0591728636</text:p>
          </table:table-cell>
          <table:table-cell table:formula="of:=[.L39]-[.L38]" office:value-type="float" office:value="-0.0583842483095722">
            <text:p>-0.0583842483</text:p>
          </table:table-cell>
          <table:table-cell table:formula="of:=[.M38]/[.M39]" office:value-type="float" office:value="1.02040814340535">
            <text:p>1.0204081434</text:p>
          </table:table-cell>
          <table:table-cell/>
          <table:table-cell table:formula="of:=SQRT(([.F38]*[.F39])+([.G38]*[.G39]))" office:value-type="float" office:value="1.0303717069562">
            <text:p>1.030371707</text:p>
          </table:table-cell>
          <table:table-cell table:number-columns-repeated="2"/>
          <table:table-cell table:formula="of:=SQRT(([.G38]*[.G39])+([.H38]*[.H39]))" office:value-type="float" office:value="0.0407149982256224">
            <text:p>0.0407149982</text:p>
          </table:table-cell>
          <table:table-cell table:formula="of:=[.S39]/[.S40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39]+1"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6.9219808246095">
            <text:p>16.9219808246</text:p>
          </table:table-cell>
          <table:table-cell office:value-type="float" office:value="14.5974599363258">
            <text:p>14.5974599363</text:p>
          </table:table-cell>
          <table:table-cell table:formula="of:=[.D41]-[.D40]" office:value-type="float" office:value="-1.11638942800836">
            <text:p>-1.116389428</text:p>
          </table:table-cell>
          <table:table-cell table:formula="of:=[.E41]-[.E40]" office:value-type="float" office:value="0.0353440674605832">
            <text:p>0.0353440675</text:p>
          </table:table-cell>
          <table:table-cell/>
          <table:table-cell table:formula="of:=[.E41]-[.E40]" office:value-type="float" office:value="0.0353440674605832">
            <text:p>0.0353440675</text:p>
          </table:table-cell>
          <table:table-cell table:formula="of:=[.I40]-[.I39]" office:value-type="float" office:value="-0.00349556599213585">
            <text:p>-0.003495566</text:p>
          </table:table-cell>
          <table:table-cell table:formula="of:=[.J39]/[.J40]" office:value-type="float" office:value="1.09890106723024">
            <text:p>1.0989010672</text:p>
          </table:table-cell>
          <table:table-cell table:formula="of:=[.D41]-[.D40]" office:value-type="float" office:value="-1.11638942800836">
            <text:p>-1.116389428</text:p>
          </table:table-cell>
          <table:table-cell table:formula="of:=[.L40]-[.L39]" office:value-type="float" office:value="-0.0572165644569687">
            <text:p>-0.0572165645</text:p>
          </table:table-cell>
          <table:table-cell table:formula="of:=[.M39]/[.M40]" office:value-type="float" office:value="1.02040814340543">
            <text:p>1.0204081434</text:p>
          </table:table-cell>
          <table:table-cell/>
          <table:table-cell table:formula="of:=SQRT(([.F39]*[.F40])+([.G39]*[.G40]))" office:value-type="float" office:value="1.08803590838125">
            <text:p>1.0880359084</text:p>
          </table:table-cell>
          <table:table-cell table:number-columns-repeated="2"/>
          <table:table-cell table:formula="of:=SQRT(([.G39]*[.G40])+([.H39]*[.H40]))" office:value-type="float" office:value="0.0370506494531098">
            <text:p>0.0370506495</text:p>
          </table:table-cell>
          <table:table-cell table:formula="of:=[.S40]/[.S41]" office:value-type="float" office:value="1.09890106723098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0]+1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.8055913966012">
            <text:p>15.8055913966</text:p>
          </table:table-cell>
          <table:table-cell office:value-type="float" office:value="14.6328040037864">
            <text:p>14.6328040038</text:p>
          </table:table-cell>
          <table:table-cell table:formula="of:=[.D42]-[.D41]" office:value-type="float" office:value="-1.17246166226752">
            <text:p>-1.1724616623</text:p>
          </table:table-cell>
          <table:table-cell table:formula="of:=[.E42]-[.E41]" office:value-type="float" office:value="0.0321631023160656">
            <text:p>0.0321631023</text:p>
          </table:table-cell>
          <table:table-cell/>
          <table:table-cell table:formula="of:=[.E42]-[.E41]" office:value-type="float" office:value="0.0321631023160656">
            <text:p>0.0321631023</text:p>
          </table:table-cell>
          <table:table-cell table:formula="of:=[.I41]-[.I40]" office:value-type="float" office:value="-0.0031809651445176">
            <text:p>-0.0031809651</text:p>
          </table:table-cell>
          <table:table-cell table:formula="of:=[.J40]/[.J41]" office:value-type="float" office:value="1.09890106723127">
            <text:p>1.0989010672</text:p>
          </table:table-cell>
          <table:table-cell table:formula="of:=[.D42]-[.D41]" office:value-type="float" office:value="-1.17246166226752">
            <text:p>-1.1724616623</text:p>
          </table:table-cell>
          <table:table-cell table:formula="of:=[.L41]-[.L40]" office:value-type="float" office:value="-0.0560722342591511">
            <text:p>-0.0560722343</text:p>
          </table:table-cell>
          <table:table-cell table:formula="of:=[.M40]/[.M41]" office:value-type="float" office:value="1.02040814340532">
            <text:p>1.0204081434</text:p>
          </table:table-cell>
          <table:table-cell/>
          <table:table-cell table:formula="of:=SQRT(([.F40]*[.F41])+([.G40]*[.G41]))" office:value-type="float" office:value="1.14457877813568">
            <text:p>1.1445787781</text:p>
          </table:table-cell>
          <table:table-cell table:number-columns-repeated="2"/>
          <table:table-cell table:formula="of:=SQRT(([.G40]*[.G41])+([.H40]*[.H41]))" office:value-type="float" office:value="0.0337160919740212">
            <text:p>0.033716092</text:p>
          </table:table-cell>
          <table:table-cell table:formula="of:=[.S41]/[.S42]" office:value-type="float" office:value="1.09890106723093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1]+1"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4.6331297343337">
            <text:p>14.6331297343</text:p>
          </table:table-cell>
          <table:table-cell office:value-type="float" office:value="14.6649671061024">
            <text:p>14.6649671061</text:p>
          </table:table-cell>
          <table:table-cell table:formula="of:=[.D43]-[.D42]" office:value-type="float" office:value="-1.22741245291098">
            <text:p>-1.2274124529</text:p>
          </table:table-cell>
          <table:table-cell table:formula="of:=[.E43]-[.E42]" office:value-type="float" office:value="0.029268423951132">
            <text:p>0.029268424</text:p>
          </table:table-cell>
          <table:table-cell/>
          <table:table-cell table:formula="of:=[.E43]-[.E42]" office:value-type="float" office:value="0.029268423951132">
            <text:p>0.029268424</text:p>
          </table:table-cell>
          <table:table-cell table:formula="of:=[.I42]-[.I41]" office:value-type="float" office:value="-0.00289467836493351">
            <text:p>-0.0028946784</text:p>
          </table:table-cell>
          <table:table-cell table:formula="of:=[.J41]/[.J42]" office:value-type="float" office:value="1.09890106723158">
            <text:p>1.0989010672</text:p>
          </table:table-cell>
          <table:table-cell table:formula="of:=[.D43]-[.D42]" office:value-type="float" office:value="-1.22741245291098">
            <text:p>-1.2274124529</text:p>
          </table:table-cell>
          <table:table-cell table:formula="of:=[.L42]-[.L41]" office:value-type="float" office:value="-0.0549507906434599">
            <text:p>-0.0549507906</text:p>
          </table:table-cell>
          <table:table-cell table:formula="of:=[.M41]/[.M42]" office:value-type="float" office:value="1.02040814340539">
            <text:p>1.0204081434</text:p>
          </table:table-cell>
          <table:table-cell/>
          <table:table-cell table:formula="of:=SQRT(([.F41]*[.F42])+([.G41]*[.G42]))" office:value-type="float" office:value="1.20001475330182">
            <text:p>1.2000147533</text:p>
          </table:table-cell>
          <table:table-cell table:number-columns-repeated="2"/>
          <table:table-cell table:formula="of:=SQRT(([.G41]*[.G42])+([.H41]*[.H42]))" office:value-type="float" office:value="0.0306816445805997">
            <text:p>0.0306816446</text:p>
          </table:table-cell>
          <table:table-cell table:formula="of:=[.S42]/[.S43]" office:value-type="float" office:value="1.09890106723094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2]+1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.4057172814227">
            <text:p>13.4057172814</text:p>
          </table:table-cell>
          <table:table-cell office:value-type="float" office:value="14.6942355300536">
            <text:p>14.6942355301</text:p>
          </table:table-cell>
          <table:table-cell table:formula="of:=[.D44]-[.D43]" office:value-type="float" office:value="-1.28126422878967">
            <text:p>-1.2812642288</text:p>
          </table:table-cell>
          <table:table-cell table:formula="of:=[.E44]-[.E43]" office:value-type="float" office:value="0.026634266563125">
            <text:p>0.0266342666</text:p>
          </table:table-cell>
          <table:table-cell/>
          <table:table-cell table:formula="of:=[.E44]-[.E43]" office:value-type="float" office:value="0.026634266563125">
            <text:p>0.0266342666</text:p>
          </table:table-cell>
          <table:table-cell table:formula="of:=[.I43]-[.I42]" office:value-type="float" office:value="-0.0026341573880071">
            <text:p>-0.0026341574</text:p>
          </table:table-cell>
          <table:table-cell table:formula="of:=[.J42]/[.J43]" office:value-type="float" office:value="1.09890106723027">
            <text:p>1.0989010672</text:p>
          </table:table-cell>
          <table:table-cell table:formula="of:=[.D44]-[.D43]" office:value-type="float" office:value="-1.28126422878967">
            <text:p>-1.2812642288</text:p>
          </table:table-cell>
          <table:table-cell table:formula="of:=[.L43]-[.L42]" office:value-type="float" office:value="-0.0538517758786945">
            <text:p>-0.0538517759</text:p>
          </table:table-cell>
          <table:table-cell table:formula="of:=[.M42]/[.M43]" office:value-type="float" office:value="1.02040814340535">
            <text:p>1.0204081434</text:p>
          </table:table-cell>
          <table:table-cell/>
          <table:table-cell table:formula="of:=SQRT(([.F42]*[.F43])+([.G42]*[.G43]))" office:value-type="float" office:value="1.25436008103384">
            <text:p>1.254360081</text:p>
          </table:table-cell>
          <table:table-cell table:number-columns-repeated="2"/>
          <table:table-cell table:formula="of:=SQRT(([.G42]*[.G43])+([.H42]*[.H43]))" office:value-type="float" office:value="0.0279202973730045">
            <text:p>0.0279202974</text:p>
          </table:table-cell>
          <table:table-cell table:formula="of:=[.S43]/[.S44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3]+1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2.124453052633">
            <text:p>12.1244530526</text:p>
          </table:table-cell>
          <table:table-cell office:value-type="float" office:value="14.7208697966167">
            <text:p>14.7208697966</text:p>
          </table:table-cell>
          <table:table-cell table:formula="of:=[.D45]-[.D44]" office:value-type="float" office:value="-1.33403897017793">
            <text:p>-1.3340389702</text:p>
          </table:table-cell>
          <table:table-cell table:formula="of:=[.E45]-[.E44]" office:value-type="float" office:value="0.0242371832709551">
            <text:p>0.0242371833</text:p>
          </table:table-cell>
          <table:table-cell/>
          <table:table-cell table:formula="of:=[.E45]-[.E44]" office:value-type="float" office:value="0.0242371832709551">
            <text:p>0.0242371833</text:p>
          </table:table-cell>
          <table:table-cell table:formula="of:=[.I44]-[.I43]" office:value-type="float" office:value="-0.00239708329216981">
            <text:p>-0.0023970833</text:p>
          </table:table-cell>
          <table:table-cell table:formula="of:=[.J43]/[.J44]" office:value-type="float" office:value="1.09890106723104">
            <text:p>1.0989010672</text:p>
          </table:table-cell>
          <table:table-cell table:formula="of:=[.D45]-[.D44]" office:value-type="float" office:value="-1.33403897017793">
            <text:p>-1.3340389702</text:p>
          </table:table-cell>
          <table:table-cell table:formula="of:=[.L44]-[.L43]" office:value-type="float" office:value="-0.0527747413882604">
            <text:p>-0.0527747414</text:p>
          </table:table-cell>
          <table:table-cell table:formula="of:=[.M43]/[.M44]" office:value-type="float" office:value="1.02040814340539">
            <text:p>1.0204081434</text:p>
          </table:table-cell>
          <table:table-cell/>
          <table:table-cell table:formula="of:=SQRT(([.F43]*[.F44])+([.G43]*[.G44]))" office:value-type="float" office:value="1.30763219289691">
            <text:p>1.3076321929</text:p>
          </table:table-cell>
          <table:table-cell table:number-columns-repeated="2"/>
          <table:table-cell table:formula="of:=SQRT(([.G43]*[.G44])+([.H43]*[.H44]))" office:value-type="float" office:value="0.0254074713416729">
            <text:p>0.0254074713</text:p>
          </table:table-cell>
          <table:table-cell table:formula="of:=[.S44]/[.S45]" office:value-type="float" office:value="1.09890106723097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4]+1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.7904140824551">
            <text:p>10.7904140825</text:p>
          </table:table-cell>
          <table:table-cell office:value-type="float" office:value="14.7451069798877">
            <text:p>14.7451069799</text:p>
          </table:table-cell>
          <table:table-cell table:formula="of:=[.D46]-[.D45]" office:value-type="float" office:value="-1.38575821774502">
            <text:p>-1.3857582177</text:p>
          </table:table-cell>
          <table:table-cell table:formula="of:=[.E46]-[.E45]" office:value-type="float" office:value="0.0220558374122142">
            <text:p>0.0220558374</text:p>
          </table:table-cell>
          <table:table-cell/>
          <table:table-cell table:formula="of:=[.E46]-[.E45]" office:value-type="float" office:value="0.0220558374122142">
            <text:p>0.0220558374</text:p>
          </table:table-cell>
          <table:table-cell table:formula="of:=[.I45]-[.I44]" office:value-type="float" office:value="-0.00218134585874097">
            <text:p>-0.0021813459</text:p>
          </table:table-cell>
          <table:table-cell table:formula="of:=[.J44]/[.J45]" office:value-type="float" office:value="1.09890106723074">
            <text:p>1.0989010672</text:p>
          </table:table-cell>
          <table:table-cell table:formula="of:=[.D46]-[.D45]" office:value-type="float" office:value="-1.38575821774502">
            <text:p>-1.3857582177</text:p>
          </table:table-cell>
          <table:table-cell table:formula="of:=[.L45]-[.L44]" office:value-type="float" office:value="-0.0517192475670942">
            <text:p>-0.0517192476</text:p>
          </table:table-cell>
          <table:table-cell table:formula="of:=[.M44]/[.M45]" office:value-type="float" office:value="1.02040814340535">
            <text:p>1.0204081434</text:p>
          </table:table-cell>
          <table:table-cell/>
          <table:table-cell table:formula="of:=SQRT(([.F44]*[.F45])+([.G44]*[.G45]))" office:value-type="float" office:value="1.35984926998904">
            <text:p>1.35984927</text:p>
          </table:table-cell>
          <table:table-cell table:number-columns-repeated="2"/>
          <table:table-cell table:formula="of:=SQRT(([.G44]*[.G45])+([.H44]*[.H45]))" office:value-type="float" office:value="0.0231207995872596">
            <text:p>0.0231207996</text:p>
          </table:table-cell>
          <table:table-cell table:formula="of:=[.S45]/[.S46]" office:value-type="float" office:value="1.09890106723095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5]+1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.40465586471006">
            <text:p>9.4046558647</text:p>
          </table:table-cell>
          <table:table-cell office:value-type="float" office:value="14.7671628172999">
            <text:p>14.7671628173</text:p>
          </table:table-cell>
          <table:table-cell table:formula="of:=[.D47]-[.D46]" office:value-type="float" office:value="-1.43644308134724">
            <text:p>-1.4364430813</text:p>
          </table:table-cell>
          <table:table-cell table:formula="of:=[.E47]-[.E46]" office:value-type="float" office:value="0.0200708126235529">
            <text:p>0.0200708126</text:p>
          </table:table-cell>
          <table:table-cell/>
          <table:table-cell table:formula="of:=[.E47]-[.E46]" office:value-type="float" office:value="0.0200708126235529">
            <text:p>0.0200708126</text:p>
          </table:table-cell>
          <table:table-cell table:formula="of:=[.I46]-[.I45]" office:value-type="float" office:value="-0.00198502478866125">
            <text:p>-0.0019850248</text:p>
          </table:table-cell>
          <table:table-cell table:formula="of:=[.J45]/[.J46]" office:value-type="float" office:value="1.09890106723157">
            <text:p>1.0989010672</text:p>
          </table:table-cell>
          <table:table-cell table:formula="of:=[.D47]-[.D46]" office:value-type="float" office:value="-1.43644308134724">
            <text:p>-1.4364430813</text:p>
          </table:table-cell>
          <table:table-cell table:formula="of:=[.L46]-[.L45]" office:value-type="float" office:value="-0.0506848636022195">
            <text:p>-0.0506848636</text:p>
          </table:table-cell>
          <table:table-cell table:formula="of:=[.M45]/[.M46]" office:value-type="float" office:value="1.02040814340535">
            <text:p>1.0204081434</text:p>
          </table:table-cell>
          <table:table-cell/>
          <table:table-cell table:formula="of:=SQRT(([.F45]*[.F46])+([.G45]*[.G46]))" office:value-type="float" office:value="1.41102993691838">
            <text:p>1.4110299369</text:p>
          </table:table-cell>
          <table:table-cell table:number-columns-repeated="2"/>
          <table:table-cell table:formula="of:=SQRT(([.G45]*[.G46])+([.H45]*[.H46]))" office:value-type="float" office:value="0.0210399282307735">
            <text:p>0.0210399282</text:p>
          </table:table-cell>
          <table:table-cell table:formula="of:=[.S46]/[.S47]" office:value-type="float" office:value="1.09890106723096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6]+1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.96821278336282">
            <text:p>7.9682127834</text:p>
          </table:table-cell>
          <table:table-cell office:value-type="float" office:value="14.7872336299234">
            <text:p>14.7872336299</text:p>
          </table:table-cell>
          <table:table-cell table:formula="of:=[.D48]-[.D47]" office:value-type="float" office:value="-1.48611424864416">
            <text:p>-1.4861142486</text:p>
          </table:table-cell>
          <table:table-cell table:formula="of:=[.E48]-[.E47]" office:value-type="float" office:value="0.0182644400138106">
            <text:p>0.01826444</text:p>
          </table:table-cell>
          <table:table-cell/>
          <table:table-cell table:formula="of:=[.E48]-[.E47]" office:value-type="float" office:value="0.0182644400138106">
            <text:p>0.01826444</text:p>
          </table:table-cell>
          <table:table-cell table:formula="of:=[.I47]-[.I46]" office:value-type="float" office:value="-0.00180637260974237">
            <text:p>-0.0018063726</text:p>
          </table:table-cell>
          <table:table-cell table:formula="of:=[.J46]/[.J47]" office:value-type="float" office:value="1.09890106723018">
            <text:p>1.0989010672</text:p>
          </table:table-cell>
          <table:table-cell table:formula="of:=[.D48]-[.D47]" office:value-type="float" office:value="-1.48611424864416">
            <text:p>-1.4861142486</text:p>
          </table:table-cell>
          <table:table-cell table:formula="of:=[.L47]-[.L46]" office:value-type="float" office:value="-0.0496711672969115">
            <text:p>-0.0496711673</text:p>
          </table:table-cell>
          <table:table-cell table:formula="of:=[.M46]/[.M47]" office:value-type="float" office:value="1.02040814340538">
            <text:p>1.0204081434</text:p>
          </table:table-cell>
          <table:table-cell/>
          <table:table-cell table:formula="of:=SQRT(([.F46]*[.F47])+([.G46]*[.G47]))" office:value-type="float" office:value="1.46119304429964">
            <text:p>1.4611930443</text:p>
          </table:table-cell>
          <table:table-cell table:number-columns-repeated="2"/>
          <table:table-cell table:formula="of:=SQRT(([.G46]*[.G47])+([.H46]*[.H47]))" office:value-type="float" office:value="0.0191463352417979">
            <text:p>0.0191463352</text:p>
          </table:table-cell>
          <table:table-cell table:formula="of:=[.S47]/[.S48]" office:value-type="float" office:value="1.09890106723095">
            <text:p>1.098901067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7]+1"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.48209853471866">
            <text:p>6.4820985347</text:p>
          </table:table-cell>
          <table:table-cell office:value-type="float" office:value="14.8054980699372">
            <text:p>14.8054980699</text:p>
          </table:table-cell>
          <table:table-cell table:formula="of:=[.D49]-[.D48]" office:value-type="float" office:value="-1.53479199354253">
            <text:p>-1.5347919935</text:p>
          </table:table-cell>
          <table:table-cell table:formula="of:=[.E49]-[.E48]" office:value-type="float" office:value="0.0166206408915723">
            <text:p>0.0166206409</text:p>
          </table:table-cell>
          <table:table-cell/>
          <table:table-cell table:formula="of:=[.E49]-[.E48]" office:value-type="float" office:value="0.0166206408915723">
            <text:p>0.0166206409</text:p>
          </table:table-cell>
          <table:table-cell table:formula="of:=[.I48]-[.I47]" office:value-type="float" office:value="-0.00164379912223822">
            <text:p>-0.0016437991</text:p>
          </table:table-cell>
          <table:table-cell table:formula="of:=[.J47]/[.J48]" office:value-type="float" office:value="1.09890106723186">
            <text:p>1.0989010672</text:p>
          </table:table-cell>
          <table:table-cell table:number-columns-repeated="4"/>
          <table:table-cell table:formula="of:=SQRT(([.F47]*[.F48])+([.G47]*[.G48]))" office:value-type="float" office:value="1.51035751297733">
            <text:p>1.510357513</text:p>
          </table:table-cell>
          <table:table-cell table:number-columns-repeated="2"/>
          <table:table-cell table:formula="of:=SQRT(([.G47]*[.G48])+([.H47]*[.H48]))" office:value-type="float" office:value="0.0174231655721688">
            <text:p>0.0174231656</text:p>
          </table:table-cell>
          <table:table-cell table:formula="of:=[.S48]/[.S49]" office:value-type="float" office:value="0">
            <text:p>Err:50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B48]+1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.94730654117613">
            <text:p>4.9473065412</text:p>
          </table:table-cell>
          <table:table-cell office:value-type="float" office:value="14.8221187108288">
            <text:p>14.8221187108</text:p>
          </table:table-cell>
          <table:table-cell table:formula="of:=[.D50]-[.D49]" office:value-type="float" office:value="-0.947306541176129">
            <text:p>-0.9473065412</text:p>
          </table:table-cell>
          <table:table-cell table:formula="of:=[.E50]-[.E49]" office:value-type="float" office:value="-14.8221187108288">
            <text:p>-14.8221187108</text:p>
          </table:table-cell>
          <table:table-cell/>
          <table:table-cell table:number-columns-repeated="7"/>
          <table:table-cell table:formula="of:=SQRT(([.F48]*[.F49])+([.G48]*[.G49]))" office:value-type="float" office:value="1.09889279844881">
            <text:p>1.0988927984</text:p>
          </table:table-cell>
          <table:table-cell table:number-columns-repeated="2"/>
          <table:table-cell table:formula="of:=SQRT(([.G48]*[.G49])+([.H48]*[.H49]))" office:value-type="float" office:value="0">
            <text:p>Err:50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.12125">
            <text:p>6.12125</text:p>
          </table:table-cell>
          <table:table-cell office:value-type="float" office:value="2.12125">
            <text:p>2.12125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.12167503893375">
            <text:p>8.1216750389</text:p>
          </table:table-cell>
          <table:table-cell office:value-type="float" office:value="3.27945263452828">
            <text:p>3.2794526345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.003691613718">
            <text:p>10.0036916137</text:p>
          </table:table-cell>
          <table:table-cell office:value-type="float" office:value="4.33341706232409">
            <text:p>4.3334170623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.7696678913774">
            <text:p>11.7696678914</text:p>
          </table:table-cell>
          <table:table-cell office:value-type="float" office:value="5.29252471925959">
            <text:p>5.2925247193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.421924675641">
            <text:p>13.4219246756</text:p>
          </table:table-cell>
          <table:table-cell office:value-type="float" office:value="6.16531271222449">
            <text:p>6.1653127122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.9627363542077">
            <text:p>14.9627363542</text:p>
          </table:table-cell>
          <table:table-cell office:value-type="float" office:value="6.95954980871233">
            <text:p>6.9595498087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.3943318270659">
            <text:p>16.3943318271</text:p>
          </table:table-cell>
          <table:table-cell office:value-type="float" office:value="7.68230558734596">
            <text:p>7.6823055873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.7188954162465">
            <text:p>17.7188954162</text:p>
          </table:table-cell>
          <table:table-cell office:value-type="float" office:value="8.34001336485759">
            <text:p>8.340013364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.9385677573817">
            <text:p>18.9385677574</text:p>
          </table:table-cell>
          <table:table-cell office:value-type="float" office:value="8.93852745964225">
            <text:p>8.9385274596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.0554466734317">
            <text:p>20.0554466734</text:p>
          </table:table-cell>
          <table:table-cell office:value-type="float" office:value="9.48317530159294">
            <text:p>9.4831753016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.0715880309377">
            <text:p>21.0715880309</text:p>
          </table:table-cell>
          <table:table-cell office:value-type="float" office:value="9.97880485205203">
            <text:p>9.9788048521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1.9890065791489">
            <text:p>21.9890065791</text:p>
          </table:table-cell>
          <table:table-cell office:value-type="float" office:value="10.4298277559682">
            <text:p>10.429827756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.8096767723685">
            <text:p>22.8096767724</text:p>
          </table:table-cell>
          <table:table-cell office:value-type="float" office:value="10.8402586103605">
            <text:p>10.8402586104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3.5355335758508">
            <text:p>23.5355335759</text:p>
          </table:table-cell>
          <table:table-cell office:value-type="float" office:value="11.2137506986214">
            <text:p>11.2137506986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.1684732555822">
            <text:p>24.1684732556</text:p>
          </table:table-cell>
          <table:table-cell office:value-type="float" office:value="11.5536285087341">
            <text:p>11.5536285087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.7103541522655">
            <text:p>24.7103541523</text:p>
          </table:table-cell>
          <table:table-cell office:value-type="float" office:value="11.8629173248503">
            <text:p>11.862917324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.1629974398248">
            <text:p>25.1629974398</text:p>
          </table:table-cell>
          <table:table-cell office:value-type="float" office:value="12.1443701556274">
            <text:p>12.1443701556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.5281878687405">
            <text:p>25.5281878687</text:p>
          </table:table-cell>
          <table:table-cell office:value-type="float" office:value="12.400492239016">
            <text:p>12.40049223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5.8076744945174">
            <text:p>25.8076744945</text:p>
          </table:table-cell>
          <table:table-cell office:value-type="float" office:value="12.6335633416167">
            <text:p>12.6335633416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.0031713915838">
            <text:p>26.0031713916</text:p>
          </table:table-cell>
          <table:table-cell office:value-type="float" office:value="12.8456580510959">
            <text:p>12.8456580511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.1163583529117">
            <text:p>26.1163583529</text:p>
          </table:table-cell>
          <table:table-cell office:value-type="float" office:value="13.0386642422843">
            <text:p>13.0386642423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.1488815756461">
            <text:p>26.1488815756</text:p>
          </table:table-cell>
          <table:table-cell office:value-type="float" office:value="13.2142998813276">
            <text:p>13.2142998813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.1023543330202">
            <text:p>26.102354333</text:p>
          </table:table-cell>
          <table:table-cell office:value-type="float" office:value="13.3741283174632">
            <text:p>13.3741283175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.9783576328335">
            <text:p>25.9783576328</text:p>
          </table:table-cell>
          <table:table-cell office:value-type="float" office:value="13.5195721985383">
            <text:p>13.5195721985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.7784408627597">
            <text:p>25.7784408628</text:p>
          </table:table-cell>
          <table:table-cell office:value-type="float" office:value="13.651926134131">
            <text:p>13.6519261341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.5041224227483">
            <text:p>25.5041224227</text:p>
          </table:table-cell>
          <table:table-cell office:value-type="float" office:value="13.7723682189915">
            <text:p>13.77236821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.1568903447791">
            <text:p>25.1568903448</text:p>
          </table:table-cell>
          <table:table-cell office:value-type="float" office:value="13.8819705193733">
            <text:p>13.8819705194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4.7382029002204">
            <text:p>24.7382029002</text:p>
          </table:table-cell>
          <table:table-cell office:value-type="float" office:value="13.9817086155951">
            <text:p>13.9817086156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.2494891950412">
            <text:p>24.249489195</text:p>
          </table:table-cell>
          <table:table-cell office:value-type="float" office:value="14.0724702857728">
            <text:p>14.0724702858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3.6921497531183">
            <text:p>23.6921497531</text:p>
          </table:table-cell>
          <table:table-cell office:value-type="float" office:value="14.1550634080147">
            <text:p>14.155063408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3.0675570878775">
            <text:p>23.0675570879</text:p>
          </table:table-cell>
          <table:table-cell office:value-type="float" office:value="14.230223151421">
            <text:p>14.2302231514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2.3770562625025">
            <text:p>22.3770562625</text:p>
          </table:table-cell>
          <table:table-cell office:value-type="float" office:value="14.2986185198918">
            <text:p>14.298618519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1.6219654389388">
            <text:p>21.6219654389</text:p>
          </table:table-cell>
          <table:table-cell office:value-type="float" office:value="14.360858306994">
            <text:p>14.360858307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0.8035764159184">
            <text:p>20.8035764159</text:p>
          </table:table-cell>
          <table:table-cell office:value-type="float" office:value="14.4174965148894">
            <text:p>14.417496514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9.9231551562229">
            <text:p>19.9231551562</text:p>
          </table:table-cell>
          <table:table-cell office:value-type="float" office:value="14.4690372855595">
            <text:p>14.4690372856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8.9819423034028">
            <text:p>18.9819423034</text:p>
          </table:table-cell>
          <table:table-cell office:value-type="float" office:value="14.515939388221">
            <text:p>14.5159393882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.9811536881609">
            <text:p>17.9811536882</text:p>
          </table:table-cell>
          <table:table-cell office:value-type="float" office:value="14.5586203028731">
            <text:p>14.558620302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.9219808246095">
            <text:p>16.9219808246</text:p>
          </table:table-cell>
          <table:table-cell office:value-type="float" office:value="14.5974599363258">
            <text:p>14.5974599363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.8055913966012">
            <text:p>15.8055913966</text:p>
          </table:table-cell>
          <table:table-cell office:value-type="float" office:value="14.6328040037864">
            <text:p>14.6328040038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.6331297343337">
            <text:p>14.6331297343</text:p>
          </table:table-cell>
          <table:table-cell office:value-type="float" office:value="14.6649671061024">
            <text:p>14.6649671061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3.4057172814227">
            <text:p>13.4057172814</text:p>
          </table:table-cell>
          <table:table-cell office:value-type="float" office:value="14.6942355300536">
            <text:p>14.6942355301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.124453052633">
            <text:p>12.1244530526</text:p>
          </table:table-cell>
          <table:table-cell office:value-type="float" office:value="14.7208697966167">
            <text:p>14.7208697966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.7904140824551">
            <text:p>10.7904140825</text:p>
          </table:table-cell>
          <table:table-cell office:value-type="float" office:value="14.7451069798877">
            <text:p>14.745106979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.40465586471006">
            <text:p>9.4046558647</text:p>
          </table:table-cell>
          <table:table-cell office:value-type="float" office:value="14.7671628172999">
            <text:p>14.7671628173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.96821278336282">
            <text:p>7.9682127834</text:p>
          </table:table-cell>
          <table:table-cell office:value-type="float" office:value="14.7872336299234">
            <text:p>14.787233629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.48209853471866">
            <text:p>6.4820985347</text:p>
          </table:table-cell>
          <table:table-cell office:value-type="float" office:value="14.8054980699372">
            <text:p>14.8054980699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.94730654117613">
            <text:p>4.9473065412</text:p>
          </table:table-cell>
          <table:table-cell office:value-type="float" office:value="14.8221187108288">
            <text:p>14.8221187108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.12125">
            <text:p>6.12125</text:p>
          </table:table-cell>
          <table:table-cell office:value-type="float" office:value="2.12125">
            <text:p>2.12125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.12167503893375">
            <text:p>8.1216750389</text:p>
          </table:table-cell>
          <table:table-cell office:value-type="float" office:value="3.27945263452828">
            <text:p>3.2794526345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.003691613718">
            <text:p>10.0036916137</text:p>
          </table:table-cell>
          <table:table-cell office:value-type="float" office:value="4.33341706232409">
            <text:p>4.3334170623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.7696678913774">
            <text:p>11.7696678914</text:p>
          </table:table-cell>
          <table:table-cell office:value-type="float" office:value="5.29252471925959">
            <text:p>5.2925247193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.421924675641">
            <text:p>13.4219246756</text:p>
          </table:table-cell>
          <table:table-cell office:value-type="float" office:value="6.16531271222449">
            <text:p>6.1653127122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.9627363542077">
            <text:p>14.9627363542</text:p>
          </table:table-cell>
          <table:table-cell office:value-type="float" office:value="6.95954980871233">
            <text:p>6.9595498087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.3943318270659">
            <text:p>16.3943318271</text:p>
          </table:table-cell>
          <table:table-cell office:value-type="float" office:value="7.68230558734596">
            <text:p>7.6823055873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.7188954162465">
            <text:p>17.7188954162</text:p>
          </table:table-cell>
          <table:table-cell office:value-type="float" office:value="8.34001336485759">
            <text:p>8.340013364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.9385677573817">
            <text:p>18.9385677574</text:p>
          </table:table-cell>
          <table:table-cell office:value-type="float" office:value="8.93852745964225">
            <text:p>8.9385274596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.0554466734317">
            <text:p>20.0554466734</text:p>
          </table:table-cell>
          <table:table-cell office:value-type="float" office:value="9.48317530159294">
            <text:p>9.4831753016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.0715880309377">
            <text:p>21.0715880309</text:p>
          </table:table-cell>
          <table:table-cell office:value-type="float" office:value="9.97880485205203">
            <text:p>9.9788048521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1.9890065791489">
            <text:p>21.9890065791</text:p>
          </table:table-cell>
          <table:table-cell office:value-type="float" office:value="10.4298277559682">
            <text:p>10.429827756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.8096767723685">
            <text:p>22.8096767724</text:p>
          </table:table-cell>
          <table:table-cell office:value-type="float" office:value="10.8402586103605">
            <text:p>10.8402586104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3.5355335758508">
            <text:p>23.5355335759</text:p>
          </table:table-cell>
          <table:table-cell office:value-type="float" office:value="11.2137506986214">
            <text:p>11.2137506986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.1684732555822">
            <text:p>24.1684732556</text:p>
          </table:table-cell>
          <table:table-cell office:value-type="float" office:value="11.5536285087341">
            <text:p>11.5536285087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.7103541522655">
            <text:p>24.7103541523</text:p>
          </table:table-cell>
          <table:table-cell office:value-type="float" office:value="11.8629173248503">
            <text:p>11.862917324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.1629974398248">
            <text:p>25.1629974398</text:p>
          </table:table-cell>
          <table:table-cell office:value-type="float" office:value="12.1443701556274">
            <text:p>12.1443701556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.5281878687405">
            <text:p>25.5281878687</text:p>
          </table:table-cell>
          <table:table-cell office:value-type="float" office:value="12.400492239016">
            <text:p>12.40049223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5.8076744945174">
            <text:p>25.8076744945</text:p>
          </table:table-cell>
          <table:table-cell office:value-type="float" office:value="12.6335633416167">
            <text:p>12.6335633416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.0031713915838">
            <text:p>26.0031713916</text:p>
          </table:table-cell>
          <table:table-cell office:value-type="float" office:value="12.8456580510959">
            <text:p>12.8456580511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.1163583529117">
            <text:p>26.1163583529</text:p>
          </table:table-cell>
          <table:table-cell office:value-type="float" office:value="13.0386642422843">
            <text:p>13.0386642423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.1488815756461">
            <text:p>26.1488815756</text:p>
          </table:table-cell>
          <table:table-cell office:value-type="float" office:value="13.2142998813276">
            <text:p>13.2142998813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.1023543330202">
            <text:p>26.102354333</text:p>
          </table:table-cell>
          <table:table-cell office:value-type="float" office:value="13.3741283174632">
            <text:p>13.3741283175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.9783576328335">
            <text:p>25.9783576328</text:p>
          </table:table-cell>
          <table:table-cell office:value-type="float" office:value="13.5195721985383">
            <text:p>13.5195721985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.7784408627597">
            <text:p>25.7784408628</text:p>
          </table:table-cell>
          <table:table-cell office:value-type="float" office:value="13.651926134131">
            <text:p>13.6519261341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.5041224227483">
            <text:p>25.5041224227</text:p>
          </table:table-cell>
          <table:table-cell office:value-type="float" office:value="13.7723682189915">
            <text:p>13.77236821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.1568903447791">
            <text:p>25.1568903448</text:p>
          </table:table-cell>
          <table:table-cell office:value-type="float" office:value="13.8819705193733">
            <text:p>13.8819705194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4.7382029002204">
            <text:p>24.7382029002</text:p>
          </table:table-cell>
          <table:table-cell office:value-type="float" office:value="13.9817086155951">
            <text:p>13.9817086156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.2494891950412">
            <text:p>24.249489195</text:p>
          </table:table-cell>
          <table:table-cell office:value-type="float" office:value="14.0724702857728">
            <text:p>14.0724702858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3.6921497531183">
            <text:p>23.6921497531</text:p>
          </table:table-cell>
          <table:table-cell office:value-type="float" office:value="14.1550634080147">
            <text:p>14.155063408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3.0675570878775">
            <text:p>23.0675570879</text:p>
          </table:table-cell>
          <table:table-cell office:value-type="float" office:value="14.230223151421">
            <text:p>14.2302231514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2.3770562625025">
            <text:p>22.3770562625</text:p>
          </table:table-cell>
          <table:table-cell office:value-type="float" office:value="14.2986185198918">
            <text:p>14.298618519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1.6219654389388">
            <text:p>21.6219654389</text:p>
          </table:table-cell>
          <table:table-cell office:value-type="float" office:value="14.360858306994">
            <text:p>14.360858307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0.8035764159184">
            <text:p>20.8035764159</text:p>
          </table:table-cell>
          <table:table-cell office:value-type="float" office:value="14.4174965148894">
            <text:p>14.417496514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9.9231551562229">
            <text:p>19.9231551562</text:p>
          </table:table-cell>
          <table:table-cell office:value-type="float" office:value="14.4690372855595">
            <text:p>14.4690372856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8.9819423034028">
            <text:p>18.9819423034</text:p>
          </table:table-cell>
          <table:table-cell office:value-type="float" office:value="14.515939388221">
            <text:p>14.5159393882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.9811536881609">
            <text:p>17.9811536882</text:p>
          </table:table-cell>
          <table:table-cell office:value-type="float" office:value="14.5586203028731">
            <text:p>14.558620302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.9219808246095">
            <text:p>16.9219808246</text:p>
          </table:table-cell>
          <table:table-cell office:value-type="float" office:value="14.5974599363258">
            <text:p>14.5974599363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.8055913966012">
            <text:p>15.8055913966</text:p>
          </table:table-cell>
          <table:table-cell office:value-type="float" office:value="14.6328040037864">
            <text:p>14.6328040038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.6331297343337">
            <text:p>14.6331297343</text:p>
          </table:table-cell>
          <table:table-cell office:value-type="float" office:value="14.6649671061024">
            <text:p>14.6649671061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3.4057172814227">
            <text:p>13.4057172814</text:p>
          </table:table-cell>
          <table:table-cell office:value-type="float" office:value="14.6942355300536">
            <text:p>14.6942355301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.124453052633">
            <text:p>12.1244530526</text:p>
          </table:table-cell>
          <table:table-cell office:value-type="float" office:value="14.7208697966167">
            <text:p>14.7208697966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.7904140824551">
            <text:p>10.7904140825</text:p>
          </table:table-cell>
          <table:table-cell office:value-type="float" office:value="14.7451069798877">
            <text:p>14.745106979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.40465586471006">
            <text:p>9.4046558647</text:p>
          </table:table-cell>
          <table:table-cell office:value-type="float" office:value="14.7671628172999">
            <text:p>14.7671628173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.96821278336282">
            <text:p>7.9682127834</text:p>
          </table:table-cell>
          <table:table-cell office:value-type="float" office:value="14.7872336299234">
            <text:p>14.787233629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.48209853471866">
            <text:p>6.4820985347</text:p>
          </table:table-cell>
          <table:table-cell office:value-type="float" office:value="14.8054980699372">
            <text:p>14.8054980699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.94730654117613">
            <text:p>4.9473065412</text:p>
          </table:table-cell>
          <table:table-cell office:value-type="float" office:value="14.8221187108288">
            <text:p>14.8221187108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.12125">
            <text:p>6.12125</text:p>
          </table:table-cell>
          <table:table-cell office:value-type="float" office:value="2.12125">
            <text:p>2.12125</text:p>
          </table:table-cell>
          <table:table-cell table:number-columns-repeated="17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.12167503893375">
            <text:p>8.1216750389</text:p>
          </table:table-cell>
          <table:table-cell office:value-type="float" office:value="3.27945263452828">
            <text:p>3.2794526345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.003691613718">
            <text:p>10.0036916137</text:p>
          </table:table-cell>
          <table:table-cell office:value-type="float" office:value="4.33341706232409">
            <text:p>4.3334170623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.7696678913774">
            <text:p>11.7696678914</text:p>
          </table:table-cell>
          <table:table-cell office:value-type="float" office:value="5.29252471925959">
            <text:p>5.2925247193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.421924675641">
            <text:p>13.4219246756</text:p>
          </table:table-cell>
          <table:table-cell office:value-type="float" office:value="6.16531271222449">
            <text:p>6.1653127122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.9627363542077">
            <text:p>14.9627363542</text:p>
          </table:table-cell>
          <table:table-cell office:value-type="float" office:value="6.95954980871233">
            <text:p>6.9595498087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.3943318270659">
            <text:p>16.3943318271</text:p>
          </table:table-cell>
          <table:table-cell office:value-type="float" office:value="7.68230558734596">
            <text:p>7.6823055873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.7188954162465">
            <text:p>17.7188954162</text:p>
          </table:table-cell>
          <table:table-cell office:value-type="float" office:value="8.34001336485759">
            <text:p>8.340013364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.9385677573817">
            <text:p>18.9385677574</text:p>
          </table:table-cell>
          <table:table-cell office:value-type="float" office:value="8.93852745964225">
            <text:p>8.9385274596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.0554466734317">
            <text:p>20.0554466734</text:p>
          </table:table-cell>
          <table:table-cell office:value-type="float" office:value="9.48317530159294">
            <text:p>9.4831753016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.0715880309377">
            <text:p>21.0715880309</text:p>
          </table:table-cell>
          <table:table-cell office:value-type="float" office:value="9.97880485205203">
            <text:p>9.9788048521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1.9890065791489">
            <text:p>21.9890065791</text:p>
          </table:table-cell>
          <table:table-cell office:value-type="float" office:value="10.4298277559682">
            <text:p>10.429827756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.8096767723685">
            <text:p>22.8096767724</text:p>
          </table:table-cell>
          <table:table-cell office:value-type="float" office:value="10.8402586103605">
            <text:p>10.8402586104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3.5355335758508">
            <text:p>23.5355335759</text:p>
          </table:table-cell>
          <table:table-cell office:value-type="float" office:value="11.2137506986214">
            <text:p>11.2137506986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.1684732555822">
            <text:p>24.1684732556</text:p>
          </table:table-cell>
          <table:table-cell office:value-type="float" office:value="11.5536285087341">
            <text:p>11.5536285087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.7103541522655">
            <text:p>24.7103541523</text:p>
          </table:table-cell>
          <table:table-cell office:value-type="float" office:value="11.8629173248503">
            <text:p>11.862917324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.1629974398248">
            <text:p>25.1629974398</text:p>
          </table:table-cell>
          <table:table-cell office:value-type="float" office:value="12.1443701556274">
            <text:p>12.1443701556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.5281878687405">
            <text:p>25.5281878687</text:p>
          </table:table-cell>
          <table:table-cell office:value-type="float" office:value="12.400492239016">
            <text:p>12.40049223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5.8076744945174">
            <text:p>25.8076744945</text:p>
          </table:table-cell>
          <table:table-cell office:value-type="float" office:value="12.6335633416167">
            <text:p>12.6335633416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.0031713915838">
            <text:p>26.0031713916</text:p>
          </table:table-cell>
          <table:table-cell office:value-type="float" office:value="12.8456580510959">
            <text:p>12.8456580511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.1163583529117">
            <text:p>26.1163583529</text:p>
          </table:table-cell>
          <table:table-cell office:value-type="float" office:value="13.0386642422843">
            <text:p>13.0386642423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.1488815756461">
            <text:p>26.1488815756</text:p>
          </table:table-cell>
          <table:table-cell office:value-type="float" office:value="13.2142998813276">
            <text:p>13.2142998813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.1023543330202">
            <text:p>26.102354333</text:p>
          </table:table-cell>
          <table:table-cell office:value-type="float" office:value="13.3741283174632">
            <text:p>13.3741283175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.9783576328335">
            <text:p>25.9783576328</text:p>
          </table:table-cell>
          <table:table-cell office:value-type="float" office:value="13.5195721985383">
            <text:p>13.5195721985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.7784408627597">
            <text:p>25.7784408628</text:p>
          </table:table-cell>
          <table:table-cell office:value-type="float" office:value="13.651926134131">
            <text:p>13.6519261341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.5041224227483">
            <text:p>25.5041224227</text:p>
          </table:table-cell>
          <table:table-cell office:value-type="float" office:value="13.7723682189915">
            <text:p>13.77236821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.1568903447791">
            <text:p>25.1568903448</text:p>
          </table:table-cell>
          <table:table-cell office:value-type="float" office:value="13.8819705193733">
            <text:p>13.8819705194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4.7382029002204">
            <text:p>24.7382029002</text:p>
          </table:table-cell>
          <table:table-cell office:value-type="float" office:value="13.9817086155951">
            <text:p>13.9817086156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.2494891950412">
            <text:p>24.249489195</text:p>
          </table:table-cell>
          <table:table-cell office:value-type="float" office:value="14.0724702857728">
            <text:p>14.0724702858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3.6921497531183">
            <text:p>23.6921497531</text:p>
          </table:table-cell>
          <table:table-cell office:value-type="float" office:value="14.1550634080147">
            <text:p>14.155063408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3.0675570878775">
            <text:p>23.0675570879</text:p>
          </table:table-cell>
          <table:table-cell office:value-type="float" office:value="14.230223151421">
            <text:p>14.2302231514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2.3770562625025">
            <text:p>22.3770562625</text:p>
          </table:table-cell>
          <table:table-cell office:value-type="float" office:value="14.2986185198918">
            <text:p>14.298618519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1.6219654389388">
            <text:p>21.6219654389</text:p>
          </table:table-cell>
          <table:table-cell office:value-type="float" office:value="14.360858306994">
            <text:p>14.360858307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0.8035764159184">
            <text:p>20.8035764159</text:p>
          </table:table-cell>
          <table:table-cell office:value-type="float" office:value="14.4174965148894">
            <text:p>14.417496514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9.9231551562229">
            <text:p>19.9231551562</text:p>
          </table:table-cell>
          <table:table-cell office:value-type="float" office:value="14.4690372855595">
            <text:p>14.4690372856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8.9819423034028">
            <text:p>18.9819423034</text:p>
          </table:table-cell>
          <table:table-cell office:value-type="float" office:value="14.515939388221">
            <text:p>14.5159393882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.9811536881609">
            <text:p>17.9811536882</text:p>
          </table:table-cell>
          <table:table-cell office:value-type="float" office:value="14.5586203028731">
            <text:p>14.558620302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.9219808246095">
            <text:p>16.9219808246</text:p>
          </table:table-cell>
          <table:table-cell office:value-type="float" office:value="14.5974599363258">
            <text:p>14.5974599363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.8055913966012">
            <text:p>15.8055913966</text:p>
          </table:table-cell>
          <table:table-cell office:value-type="float" office:value="14.6328040037864">
            <text:p>14.6328040038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.6331297343337">
            <text:p>14.6331297343</text:p>
          </table:table-cell>
          <table:table-cell office:value-type="float" office:value="14.6649671061024">
            <text:p>14.6649671061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3.4057172814227">
            <text:p>13.4057172814</text:p>
          </table:table-cell>
          <table:table-cell office:value-type="float" office:value="14.6942355300536">
            <text:p>14.6942355301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.124453052633">
            <text:p>12.1244530526</text:p>
          </table:table-cell>
          <table:table-cell office:value-type="float" office:value="14.7208697966167">
            <text:p>14.7208697966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.7904140824551">
            <text:p>10.7904140825</text:p>
          </table:table-cell>
          <table:table-cell office:value-type="float" office:value="14.7451069798877">
            <text:p>14.745106979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.40465586471006">
            <text:p>9.4046558647</text:p>
          </table:table-cell>
          <table:table-cell office:value-type="float" office:value="14.7671628172999">
            <text:p>14.7671628173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.96821278336282">
            <text:p>7.9682127834</text:p>
          </table:table-cell>
          <table:table-cell office:value-type="float" office:value="14.7872336299234">
            <text:p>14.787233629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.48209853471866">
            <text:p>6.4820985347</text:p>
          </table:table-cell>
          <table:table-cell office:value-type="float" office:value="14.8054980699372">
            <text:p>14.8054980699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.94730654117613">
            <text:p>4.9473065412</text:p>
          </table:table-cell>
          <table:table-cell office:value-type="float" office:value="14.8221187108288">
            <text:p>14.8221187108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.12125">
            <text:p>6.12125</text:p>
          </table:table-cell>
          <table:table-cell office:value-type="float" office:value="2.12125">
            <text:p>2.12125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.12167503893375">
            <text:p>8.1216750389</text:p>
          </table:table-cell>
          <table:table-cell office:value-type="float" office:value="3.27945263452828">
            <text:p>3.2794526345</text:p>
          </table:table-cell>
          <table:table-cell table:number-columns-repeated="17"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.003691613718">
            <text:p>10.0036916137</text:p>
          </table:table-cell>
          <table:table-cell office:value-type="float" office:value="4.33341706232409">
            <text:p>4.3334170623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.7696678913774">
            <text:p>11.7696678914</text:p>
          </table:table-cell>
          <table:table-cell office:value-type="float" office:value="5.29252471925959">
            <text:p>5.2925247193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.421924675641">
            <text:p>13.4219246756</text:p>
          </table:table-cell>
          <table:table-cell office:value-type="float" office:value="6.16531271222449">
            <text:p>6.1653127122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.9627363542077">
            <text:p>14.9627363542</text:p>
          </table:table-cell>
          <table:table-cell office:value-type="float" office:value="6.95954980871233">
            <text:p>6.9595498087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.3943318270659">
            <text:p>16.3943318271</text:p>
          </table:table-cell>
          <table:table-cell office:value-type="float" office:value="7.68230558734596">
            <text:p>7.6823055873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.7188954162465">
            <text:p>17.7188954162</text:p>
          </table:table-cell>
          <table:table-cell office:value-type="float" office:value="8.34001336485759">
            <text:p>8.340013364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.9385677573817">
            <text:p>18.9385677574</text:p>
          </table:table-cell>
          <table:table-cell office:value-type="float" office:value="8.93852745964225">
            <text:p>8.9385274596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.0554466734317">
            <text:p>20.0554466734</text:p>
          </table:table-cell>
          <table:table-cell office:value-type="float" office:value="9.48317530159294">
            <text:p>9.4831753016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.0715880309377">
            <text:p>21.0715880309</text:p>
          </table:table-cell>
          <table:table-cell office:value-type="float" office:value="9.97880485205203">
            <text:p>9.9788048521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1.9890065791489">
            <text:p>21.9890065791</text:p>
          </table:table-cell>
          <table:table-cell office:value-type="float" office:value="10.4298277559682">
            <text:p>10.429827756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.8096767723685">
            <text:p>22.8096767724</text:p>
          </table:table-cell>
          <table:table-cell office:value-type="float" office:value="10.8402586103605">
            <text:p>10.8402586104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3.5355335758508">
            <text:p>23.5355335759</text:p>
          </table:table-cell>
          <table:table-cell office:value-type="float" office:value="11.2137506986214">
            <text:p>11.2137506986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.1684732555822">
            <text:p>24.1684732556</text:p>
          </table:table-cell>
          <table:table-cell office:value-type="float" office:value="11.5536285087341">
            <text:p>11.5536285087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.7103541522655">
            <text:p>24.7103541523</text:p>
          </table:table-cell>
          <table:table-cell office:value-type="float" office:value="11.8629173248503">
            <text:p>11.862917324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.1629974398248">
            <text:p>25.1629974398</text:p>
          </table:table-cell>
          <table:table-cell office:value-type="float" office:value="12.1443701556274">
            <text:p>12.1443701556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.5281878687405">
            <text:p>25.5281878687</text:p>
          </table:table-cell>
          <table:table-cell office:value-type="float" office:value="12.400492239016">
            <text:p>12.40049223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5.8076744945174">
            <text:p>25.8076744945</text:p>
          </table:table-cell>
          <table:table-cell office:value-type="float" office:value="12.6335633416167">
            <text:p>12.6335633416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.0031713915838">
            <text:p>26.0031713916</text:p>
          </table:table-cell>
          <table:table-cell office:value-type="float" office:value="12.8456580510959">
            <text:p>12.8456580511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.1163583529117">
            <text:p>26.1163583529</text:p>
          </table:table-cell>
          <table:table-cell office:value-type="float" office:value="13.0386642422843">
            <text:p>13.0386642423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.1488815756461">
            <text:p>26.1488815756</text:p>
          </table:table-cell>
          <table:table-cell office:value-type="float" office:value="13.2142998813276">
            <text:p>13.2142998813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.1023543330202">
            <text:p>26.102354333</text:p>
          </table:table-cell>
          <table:table-cell office:value-type="float" office:value="13.3741283174632">
            <text:p>13.3741283175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.9783576328335">
            <text:p>25.9783576328</text:p>
          </table:table-cell>
          <table:table-cell office:value-type="float" office:value="13.5195721985383">
            <text:p>13.5195721985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.7784408627597">
            <text:p>25.7784408628</text:p>
          </table:table-cell>
          <table:table-cell office:value-type="float" office:value="13.651926134131">
            <text:p>13.6519261341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.5041224227483">
            <text:p>25.5041224227</text:p>
          </table:table-cell>
          <table:table-cell office:value-type="float" office:value="13.7723682189915">
            <text:p>13.77236821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.1568903447791">
            <text:p>25.1568903448</text:p>
          </table:table-cell>
          <table:table-cell office:value-type="float" office:value="13.8819705193733">
            <text:p>13.8819705194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4.7382029002204">
            <text:p>24.7382029002</text:p>
          </table:table-cell>
          <table:table-cell office:value-type="float" office:value="13.9817086155951">
            <text:p>13.9817086156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.2494891950412">
            <text:p>24.249489195</text:p>
          </table:table-cell>
          <table:table-cell office:value-type="float" office:value="14.0724702857728">
            <text:p>14.0724702858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3.6921497531183">
            <text:p>23.6921497531</text:p>
          </table:table-cell>
          <table:table-cell office:value-type="float" office:value="14.1550634080147">
            <text:p>14.155063408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3.0675570878775">
            <text:p>23.0675570879</text:p>
          </table:table-cell>
          <table:table-cell office:value-type="float" office:value="14.230223151421">
            <text:p>14.2302231514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2.3770562625025">
            <text:p>22.3770562625</text:p>
          </table:table-cell>
          <table:table-cell office:value-type="float" office:value="14.2986185198918">
            <text:p>14.298618519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1.6219654389388">
            <text:p>21.6219654389</text:p>
          </table:table-cell>
          <table:table-cell office:value-type="float" office:value="14.360858306994">
            <text:p>14.360858307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0.8035764159184">
            <text:p>20.8035764159</text:p>
          </table:table-cell>
          <table:table-cell office:value-type="float" office:value="14.4174965148894">
            <text:p>14.417496514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9.9231551562229">
            <text:p>19.9231551562</text:p>
          </table:table-cell>
          <table:table-cell office:value-type="float" office:value="14.4690372855595">
            <text:p>14.4690372856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8.9819423034028">
            <text:p>18.9819423034</text:p>
          </table:table-cell>
          <table:table-cell office:value-type="float" office:value="14.515939388221">
            <text:p>14.5159393882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.9811536881609">
            <text:p>17.9811536882</text:p>
          </table:table-cell>
          <table:table-cell office:value-type="float" office:value="14.5586203028731">
            <text:p>14.558620302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.9219808246095">
            <text:p>16.9219808246</text:p>
          </table:table-cell>
          <table:table-cell office:value-type="float" office:value="14.5974599363258">
            <text:p>14.5974599363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.8055913966012">
            <text:p>15.8055913966</text:p>
          </table:table-cell>
          <table:table-cell office:value-type="float" office:value="14.6328040037864">
            <text:p>14.6328040038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.6331297343337">
            <text:p>14.6331297343</text:p>
          </table:table-cell>
          <table:table-cell office:value-type="float" office:value="14.6649671061024">
            <text:p>14.6649671061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3.4057172814227">
            <text:p>13.4057172814</text:p>
          </table:table-cell>
          <table:table-cell office:value-type="float" office:value="14.6942355300536">
            <text:p>14.6942355301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.124453052633">
            <text:p>12.1244530526</text:p>
          </table:table-cell>
          <table:table-cell office:value-type="float" office:value="14.7208697966167">
            <text:p>14.7208697966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.7904140824551">
            <text:p>10.7904140825</text:p>
          </table:table-cell>
          <table:table-cell office:value-type="float" office:value="14.7451069798877">
            <text:p>14.745106979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.40465586471006">
            <text:p>9.4046558647</text:p>
          </table:table-cell>
          <table:table-cell office:value-type="float" office:value="14.7671628172999">
            <text:p>14.7671628173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.96821278336282">
            <text:p>7.9682127834</text:p>
          </table:table-cell>
          <table:table-cell office:value-type="float" office:value="14.7872336299234">
            <text:p>14.787233629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.48209853471866">
            <text:p>6.4820985347</text:p>
          </table:table-cell>
          <table:table-cell office:value-type="float" office:value="14.8054980699372">
            <text:p>14.8054980699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.94730654117613">
            <text:p>4.9473065412</text:p>
          </table:table-cell>
          <table:table-cell office:value-type="float" office:value="14.8221187108288">
            <text:p>14.8221187108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6/25/2013</text:date>, <text:time>15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5T15:58:35.98</dc:date>
    <meta:document-statistic meta:table-count="1" meta:cell-count="1775" meta:object-count="0"/>
    <meta:generator>OpenOffice.org/3.4.1$Win32 OpenOffice.org_project/341m1$Build-9593</meta:generator>
  </office:meta>
</office:document-meta>
</file>